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Dosya" style:family="table">
      <style:table-properties style:width="17.59cm" table:align="margins"/>
    </style:style>
    <style:style style:name="DDosya.A" style:family="table-column">
      <style:table-column-properties style:column-width="17.59cm" style:rel-column-width="65535*"/>
    </style:style>
    <style:style style:name="DDosya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DSehirTabla" style:family="table">
      <style:table-properties style:width="17.59cm" table:align="margins" fo:background-color="transparent">
        <style:background-image/>
      </style:table-properties>
    </style:style>
    <style:style style:name="DSehirTabla.A" style:family="table-column">
      <style:table-column-properties style:column-width="17.59cm" style:rel-column-width="65535*"/>
    </style:style>
    <style:style style:name="DSehirTabla.1" style:family="table-row">
      <style:table-row-properties fo:background-color="transparent">
        <style:background-image/>
      </style:table-row-properties>
    </style:style>
    <style:style style:name="DSehirTabla.A1" style:family="table-cell">
      <style:table-cell-properties fo:padding="0.049cm" fo:border="0.05pt solid #000000" style:writing-mode="page"/>
    </style:style>
    <style:style style:name="DosyaManagerTablo" style:family="table">
      <style:table-properties style:width="17.59cm" table:align="margins"/>
    </style:style>
    <style:style style:name="DosyaManagerTablo.A" style:family="table-column">
      <style:table-column-properties style:column-width="17.59cm" style:rel-column-width="65535*"/>
    </style:style>
    <style:style style:name="DosyaManagerTablo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KomşulukMatrisiManagerTablo" style:family="table">
      <style:table-properties style:width="17.531cm" table:align="right"/>
    </style:style>
    <style:style style:name="KomşulukMatrisiManagerTablo.A" style:family="table-column">
      <style:table-column-properties style:column-width="17.531cm"/>
    </style:style>
    <style:style style:name="KomşulukMatrisiManagerTablo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SehirManagerTablo" style:family="table">
      <style:table-properties style:width="17.59cm" table:align="margins"/>
    </style:style>
    <style:style style:name="SehirManagerTablo.A" style:family="table-column">
      <style:table-column-properties style:column-width="17.59cm" style:rel-column-width="65535*"/>
    </style:style>
    <style:style style:name="SehirManagerTablo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YolBulucu" style:family="table">
      <style:table-properties style:width="17.59cm" table:align="margins"/>
    </style:style>
    <style:style style:name="YolBulucu.A" style:family="table-column">
      <style:table-column-properties style:column-width="17.59cm" style:rel-column-width="65535*"/>
    </style:style>
    <style:style style:name="YolBulucu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gezgin-kargo-takip-problemi-tablo" style:family="table">
      <style:table-properties style:width="17.59cm" table:align="margins"/>
    </style:style>
    <style:style style:name="gezgin-kargo-takip-problemi-tablo.A" style:family="table-column">
      <style:table-column-properties style:column-width="17.59cm" style:rel-column-width="9972*"/>
    </style:style>
    <style:style style:name="gezgin-kargo-takip-problemi-tablo.1" style:family="table-row">
      <style:table-row-properties style:min-row-height="3.792cm"/>
    </style:style>
    <style:style style:name="gezgin-kargo-takip-problemi-tablo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yol-bilgileri" style:family="table">
      <style:table-properties style:width="17.59cm" table:align="margins"/>
    </style:style>
    <style:style style:name="yol-bilgileri.A" style:family="table-column">
      <style:table-column-properties style:column-width="17.59cm" style:rel-column-width="65535*"/>
    </style:style>
    <style:style style:name="yol-bilgileri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401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411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54d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9b8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c99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ff3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58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text-properties officeooo:paragraph-rsid="0002c403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start" style:justify-single-word="false"/>
      <style:text-properties officeooo:paragraph-rsid="0004015b"/>
    </style:style>
    <style:style style:name="P13" style:family="paragraph" style:parent-style-name="Table_20_Contents">
      <style:paragraph-properties fo:text-align="start" style:justify-single-word="false"/>
      <style:text-properties fo:color="#c9211e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015b" officeooo:paragraph-rsid="0004015b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c9211e" style:text-outline="false" style:text-line-through-style="none" style:text-line-through-type="none" style:font-name="Liberation Serif" fo:font-size="12pt" fo:font-style="normal" fo:text-shadow="none" style:text-underline-style="none" fo:font-weight="normal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c9211e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9b8f4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c9211e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4d98" officeooo:paragraph-rsid="00054d98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c9211e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b8f4" officeooo:paragraph-rsid="0009b8f4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ext_20_body">
      <style:text-properties officeooo:paragraph-rsid="000173cf"/>
    </style:style>
    <style:style style:name="P19" style:family="paragraph" style:parent-style-name="Text_20_body">
      <style:text-properties officeooo:paragraph-rsid="0002c403"/>
    </style:style>
    <style:style style:name="P20" style:family="paragraph" style:parent-style-name="Text_20_body">
      <style:text-properties officeooo:paragraph-rsid="00054d98"/>
    </style:style>
    <style:style style:name="P21" style:family="paragraph" style:parent-style-name="Text_20_body">
      <style:text-properties officeooo:paragraph-rsid="0009b8f4"/>
    </style:style>
    <style:style style:name="P2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4" style:family="paragraph" style:parent-style-name="Heading_20_1">
      <style:text-properties officeooo:paragraph-rsid="000173cf"/>
    </style:style>
    <style:style style:name="P25" style:family="paragraph" style:parent-style-name="Heading_20_1">
      <style:text-properties officeooo:paragraph-rsid="0013f8b2"/>
    </style:style>
    <style:style style:name="P26" style:family="paragraph" style:parent-style-name="Heading_20_2">
      <style:text-properties officeooo:rsid="0002c403" officeooo:paragraph-rsid="0002c403"/>
    </style:style>
    <style:style style:name="P27" style:family="paragraph" style:parent-style-name="Heading_20_2">
      <style:text-properties officeooo:rsid="0003e43f" officeooo:paragraph-rsid="0003e43f"/>
    </style:style>
    <style:style style:name="P28" style:family="paragraph" style:parent-style-name="Heading_20_2">
      <style:text-properties officeooo:rsid="00054d98" officeooo:paragraph-rsid="00054d98"/>
    </style:style>
    <style:style style:name="P29" style:family="paragraph" style:parent-style-name="Heading_20_2">
      <style:text-properties officeooo:rsid="0009b8f4" officeooo:paragraph-rsid="0009b8f4"/>
    </style:style>
    <style:style style:name="P30" style:family="paragraph" style:parent-style-name="Heading_20_2">
      <style:text-properties officeooo:rsid="00158815" officeooo:paragraph-rsid="00158815"/>
    </style:style>
    <style:style style:name="P31" style:family="paragraph" style:parent-style-name="Heading_20_2">
      <style:text-properties officeooo:rsid="00204b55" officeooo:paragraph-rsid="00204b55"/>
    </style:style>
    <style:style style:name="P32" style:family="paragraph" style:parent-style-name="Heading_20_2">
      <style:text-properties officeooo:paragraph-rsid="00054d98"/>
    </style:style>
    <style:style style:name="P3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a1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58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9bc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b3c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bb7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d2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ecd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a1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04b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ff3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c9211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c9211e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65c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c9211e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bb7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c9211e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d2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c9211e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ecd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c9211e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a1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c9211e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4b55" officeooo:paragraph-rsid="00204b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c9211e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9b8f4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c9211e" officeooo:paragraph-rsid="001fa177"/>
    </style:style>
    <style:style style:name="P53" style:family="paragraph" style:parent-style-name="Table_20_Contents">
      <style:paragraph-properties fo:text-align="start" style:justify-single-word="false"/>
      <style:text-properties fo:color="#c9211e" officeooo:paragraph-rsid="0009b8f4" fo:background-color="#ffff00"/>
    </style:style>
    <style:style style:name="P54" style:family="paragraph" style:parent-style-name="Table_20_Contents">
      <style:paragraph-properties fo:text-align="start" style:justify-single-word="false"/>
      <style:text-properties officeooo:paragraph-rsid="001d2644"/>
    </style:style>
    <style:style style:name="P55" style:family="paragraph" style:parent-style-name="Text_20_body">
      <style:text-properties officeooo:paragraph-rsid="0015881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173cf"/>
    </style:style>
    <style:style style:name="T3" style:family="text">
      <style:text-properties officeooo:rsid="0002c403"/>
    </style:style>
    <style:style style:name="T4" style:family="text">
      <style:text-properties officeooo:rsid="0003e43f"/>
    </style:style>
    <style:style style:name="T5" style:family="text">
      <style:text-properties fo:color="#000000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officeooo:rsid="0004015b"/>
    </style:style>
    <style:style style:name="T8" style:family="text">
      <style:text-properties officeooo:rsid="000d05d5"/>
    </style:style>
    <style:style style:name="T9" style:family="text">
      <style:text-properties officeooo:rsid="000ff3ad"/>
    </style:style>
    <style:style style:name="T10" style:family="text">
      <style:text-properties fo:color="#c9211e"/>
    </style:style>
    <style:style style:name="T11" style:family="text">
      <style:text-properties fo:color="#c9211e" officeooo:rsid="0002c403"/>
    </style:style>
    <style:style style:name="T12" style:family="text">
      <style:text-properties fo:color="#c9211e" officeooo:rsid="0003e43f"/>
    </style:style>
    <style:style style:name="T13" style:family="text">
      <style:text-properties fo:color="#c9211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c9211e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e4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c9211e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bc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c9211e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b7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c9211e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2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" style:family="text">
      <style:text-properties fo:color="#c9211e" officeooo:rsid="0004015b"/>
    </style:style>
    <style:style style:name="T19" style:family="text">
      <style:text-properties fo:color="#c9211e" officeooo:rsid="0004116a"/>
    </style:style>
    <style:style style:name="T20" style:family="text">
      <style:text-properties fo:color="#c9211e" officeooo:rsid="00054d98"/>
    </style:style>
    <style:style style:name="T21" style:family="text">
      <style:text-properties fo:color="#c9211e" officeooo:rsid="00069940"/>
    </style:style>
    <style:style style:name="T22" style:family="text">
      <style:text-properties fo:color="#c9211e" officeooo:rsid="0006e5ea"/>
    </style:style>
    <style:style style:name="T23" style:family="text">
      <style:text-properties fo:color="#c9211e" officeooo:rsid="0008aa9e"/>
    </style:style>
    <style:style style:name="T24" style:family="text">
      <style:text-properties fo:color="#c9211e" officeooo:rsid="0009b8f4"/>
    </style:style>
    <style:style style:name="T25" style:family="text">
      <style:text-properties fo:color="#c9211e" officeooo:rsid="000c99d6"/>
    </style:style>
    <style:style style:name="T26" style:family="text">
      <style:text-properties fo:color="#c9211e" officeooo:rsid="000d05d5"/>
    </style:style>
    <style:style style:name="T27" style:family="text">
      <style:text-properties fo:color="#c9211e" officeooo:rsid="000e2150"/>
    </style:style>
    <style:style style:name="T28" style:family="text">
      <style:text-properties fo:color="#c9211e" officeooo:rsid="000ff3ad"/>
    </style:style>
    <style:style style:name="T29" style:family="text">
      <style:text-properties fo:color="#c9211e" officeooo:rsid="00158815"/>
    </style:style>
    <style:style style:name="T30" style:family="text">
      <style:text-properties fo:color="#c9211e" officeooo:rsid="00165c2c"/>
    </style:style>
    <style:style style:name="T31" style:family="text">
      <style:text-properties fo:color="#c9211e" officeooo:rsid="0019bcff"/>
    </style:style>
    <style:style style:name="T32" style:family="text">
      <style:text-properties fo:color="#c9211e" officeooo:rsid="001b3cfb"/>
    </style:style>
    <style:style style:name="T33" style:family="text">
      <style:text-properties fo:color="#c9211e" officeooo:rsid="001bb7e8"/>
    </style:style>
    <style:style style:name="T34" style:family="text">
      <style:text-properties fo:color="#c9211e" officeooo:rsid="001d2644"/>
    </style:style>
    <style:style style:name="T35" style:family="text">
      <style:text-properties fo:color="#c9211e" officeooo:rsid="001ecd93"/>
    </style:style>
    <style:style style:name="T36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09b8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158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165c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1b3c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1fa1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2" style:family="text">
      <style:text-properties officeooo:rsid="00158815"/>
    </style:style>
    <style:style style:name="T43" style:family="text">
      <style:text-properties officeooo:rsid="00165c2c"/>
    </style:style>
    <style:style style:name="T44" style:family="text">
      <style:text-properties officeooo:rsid="0019bcff"/>
    </style:style>
    <style:style style:name="T45" style:family="text">
      <style:text-properties officeooo:rsid="001b3cfb"/>
    </style:style>
    <style:style style:name="T46" style:family="text">
      <style:text-properties officeooo:rsid="001bb7e8"/>
    </style:style>
    <style:style style:name="T47" style:family="text">
      <style:text-properties officeooo:rsid="001d2644"/>
    </style:style>
    <style:style style:name="T48" style:family="text">
      <style:text-properties officeooo:rsid="001ecd93"/>
    </style:style>
    <style:style style:name="T49" style:family="text">
      <style:text-properties officeooo:rsid="001fa177"/>
    </style:style>
    <style:style style:name="T50" style:family="text">
      <style:text-properties officeooo:rsid="00054d98"/>
    </style:style>
    <style:style style:name="T51" style:family="text">
      <style:text-properties officeooo:rsid="0009b8f4"/>
    </style:style>
    <style:style style:name="T52" style:family="text">
      <style:text-properties officeooo:rsid="0013f8b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Kaba kod</text:p>
      <text:table-of-content text:style-name="Sect1" text:protected="true" text:name="İçindekiler1">
        <text:table-of-content-source text:outline-level="10">
          <text:index-title-template text:style-name="Contents_20_Heading">İçindekile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İçindekiler1_Head">
            <text:p text:style-name="Contents_20_Heading">İçindekiler</text:p>
          </text:index-title>
          <text:p text:style-name="P22"><text:a xlink:type="simple" xlink:href="#__RefHeading___Toc107_753869283" text:style-name="Index_20_Link" text:visited-style-name="Index_20_Link">Data Klasörü<text:tab/>2</text:a></text:p>
          <text:p text:style-name="P23"><text:a xlink:type="simple" xlink:href="#__RefHeading___Toc109_753869283" text:style-name="Index_20_Link" text:visited-style-name="Index_20_Link">I. Ddosya.cs<text:tab/>2</text:a></text:p>
          <text:p text:style-name="P23"><text:a xlink:type="simple" xlink:href="#__RefHeading___Toc113_753869283" text:style-name="Index_20_Link" text:visited-style-name="Index_20_Link">II. Dsehir.cs<text:tab/>2</text:a></text:p>
          <text:p text:style-name="P22"><text:a xlink:type="simple" xlink:href="#__RefHeading___Toc115_753869283" text:style-name="Index_20_Link" text:visited-style-name="Index_20_Link">Manager Klasörü<text:tab/>3</text:a></text:p>
          <text:p text:style-name="P23"><text:a xlink:type="simple" xlink:href="#__RefHeading___Toc130_753869283" text:style-name="Index_20_Link" text:visited-style-name="Index_20_Link">I. DosyaManager<text:tab/>3</text:a></text:p>
          <text:p text:style-name="P23"><text:a xlink:type="simple" xlink:href="#__RefHeading___Toc134_753869283" text:style-name="Index_20_Link" text:visited-style-name="Index_20_Link">II. KomşulukMatrisiManager<text:tab/>8</text:a></text:p>
          <text:p text:style-name="P23"><text:a xlink:type="simple" xlink:href="#__RefHeading___Toc136_753869283" text:style-name="Index_20_Link" text:visited-style-name="Index_20_Link">III. SehirManager<text:tab/>9</text:a></text:p>
          <text:p text:style-name="P23"><text:a xlink:type="simple" xlink:href="#__RefHeading___Toc180_753869283" text:style-name="Index_20_Link" text:visited-style-name="Index_20_Link">IV. YolBulucu<text:tab/>12</text:a></text:p>
          <text:p text:style-name="P22"><text:a xlink:type="simple" xlink:href="#__RefHeading___Toc2056_2738574670" text:style-name="Index_20_Link" text:visited-style-name="Index_20_Link">Form Ekranları<text:tab/>16</text:a></text:p>
          <text:p text:style-name="P23"><text:a xlink:type="simple" xlink:href="#__RefHeading___Toc2061_2738574670" text:style-name="Index_20_Link" text:visited-style-name="Index_20_Link">I. Gezgin-kargo-takip-problemi<text:tab/>16</text:a></text:p>
        </text:index-body>
      </text:table-of-content>
      <text:h text:style-name="P24" text:outline-level="1"/>
      <text:h text:style-name="P24" text:outline-level="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24" text:outline-level="1"><text:bookmark-start text:name="__RefHeading___Toc107_753869283"/><text:soft-page-break/><text:span text:style-name="T2">Data </text:span><text:span text:style-name="T3">Klasörü</text:span><text:bookmark-end text:name="__RefHeading___Toc107_753869283"/></text:h>
      <text:h text:style-name="P26" text:outline-level="2"><text:bookmark-start text:name="__RefHeading___Toc109_753869283"/>Ddosya.cs<text:bookmark-end text:name="__RefHeading___Toc109_753869283"/></text:h>
      <text:p text:style-name="Text_20_body"/>
      <table:table table:name="DDosya" table:style-name="DDosya" table:template-name="Varsayılan Biçem">
        <table:table-column table:style-name="DDosya.A"/>
        <table:table-row>
          <table:table-cell table:style-name="DDosya.A1" office:value-type="string">
            <text:p text:style-name="P2">class DDosya</text:p>
            <text:p text:style-name="P2"><text:s text:c="4"/>{</text:p>
            <text:p text:style-name="P2"><text:s text:c="8"/>baslangicYolu = Application.StartupPath; <text:span text:style-name="T10">// </text:span><text:span text:style-name="T11">Başlangıç Dizini İşaret Edilir</text:span></text:p>
            <text:p text:style-name="P2"><text:s text:c="8"/>path = baslangicYolu + "/assets/"; <text:span text:style-name="T10"><text:s/>// </text:span><text:span text:style-name="T11">Klasör Yolu </text:span></text:p>
            <text:p text:style-name="P2"><text:s text:c="8"/>ciktilar = baslangicYolu + "/outputs/"; <text:span text:style-name="T10">// </text:span><text:span text:style-name="T11">Çıktıların tutulacağı klasörün yolu</text:span></text:p>
            <text:p text:style-name="P2"><text:s text:c="9"/>konumDosyaYolu = path+ "konum.png"; <text:s/><text:span text:style-name="T10">//</text:span><text:span text:style-name="T11">Konum iconunun yolu</text:span></text:p>
            <text:p text:style-name="P2"><text:s text:c="8"/>haritaDosyaYolu = path+"harita.jpg"; <text:s/><text:span text:style-name="T10"><text:s/>// </text:span><text:span text:style-name="T11">Harita resminin yolu</text:span></text:p>
            <text:p text:style-name="P2"><text:s text:c="8"/>sehirlerDosyaYolu = path + "sehir.txt";<text:span text:style-name="T10"> //</text:span><text:span text:style-name="T11">Şehir bilgilerinin tutulduğu dosyanın yolu</text:span></text:p>
            <text:p text:style-name="P2"><text:s text:c="9"/>kordinatDosyaYolu = path + "kordinat.txt";<text:span text:style-name="T10"> //</text:span><text:span text:style-name="T11">Harita kordinatlarının tutulduğu dosyanın yolu</text:span></text:p>
            <text:p text:style-name="P2"><text:s text:c="8"/>ciktiDosyaYolu = ciktilar +</text:p>
            <text:p text:style-name="P2"><text:s text:c="12"/>DateTime.Now.Year.ToString() + "-" +</text:p>
            <text:p text:style-name="P2"><text:s text:c="12"/>DateTime.Now.Month.ToString() + "-" +</text:p>
            <text:p text:style-name="P2"><text:s text:c="12"/>DateTime.Now.Day.ToString() + "-" +</text:p>
            <text:p text:style-name="P2"><text:s text:c="12"/>DateTime.Now.Hour.ToString()+"-"+</text:p>
            <text:p text:style-name="P2"><text:s text:c="12"/>DateTime.Now.Minute.ToString() +"-"+</text:p>
            <text:p text:style-name="P2"><text:s text:c="12"/>DateTime.Now.Second.ToString() +</text:p>
            <text:p text:style-name="P2"><text:s text:c="12"/>".txt"; <text:s/><text:span text:style-name="T10">// </text:span><text:span text:style-name="T11">Oluşturulan çıktı dosyasının adı ve yolu</text:span></text:p>
            <text:p text:style-name="P2"><text:s text:c="3"/></text:p>
            <text:p text:style-name="P2"><text:s text:c="4"/>public DDosya()</text:p>
            <text:p text:style-name="P2"><text:s text:c="8"/>{</text:p>
            <text:p text:style-name="P2"><text:s text:c="12"/>Directory.CreateDirectory(baslangicYolu+"/Outputs");<text:span text:style-name="T10"> // </text:span><text:span text:style-name="T11">Outputs klasörü yoksa oluşturma komutu</text:span></text:p>
            <text:p text:style-name="P2"><text:s text:c="8"/>}</text:p>
          </table:table-cell>
        </table:table-row>
      </table:table>
      <text:p text:style-name="Standard"/>
      <text:p text:style-name="Standard"/>
      <text:h text:style-name="P26" text:outline-level="2"><text:bookmark-start text:name="__RefHeading___Toc113_753869283"/>Dsehir.cs<text:bookmark-end text:name="__RefHeading___Toc113_753869283"/></text:h>
      <table:table table:name="DSehirTabla" table:style-name="DSehirTabla">
        <table:table-column table:style-name="DSehirTabla.A"/>
        <table:table-row table:style-name="DSehirTabla.1">
          <table:table-cell table:style-name="DSehirTabla.A1" office:value-type="string">
            <text:p text:style-name="Table_20_Contents"><text:s/>class DSehir</text:p>
            <text:p text:style-name="Table_20_Contents"><text:s text:c="4"/>{</text:p>
            <text:p text:style-name="Table_20_Contents"><text:s text:c="8"/>public int plaka;<text:span text:style-name="T10"> <text:s/>//</text:span><text:span text:style-name="T11">Hafızada tutulacak şehrin plakası</text:span></text:p>
            <text:p text:style-name="P10"><text:s text:c="8"/>public int kordinatX; <text:span text:style-name="T10">//</text:span><text:span text:style-name="T11">Hafızada tutulacak şehrin x kordinatı</text:span></text:p>
            <text:p text:style-name="P10"><text:s text:c="8"/>public int kordinatY;<text:span text:style-name="T10"> //</text:span><text:span text:style-name="T11">Hafızada tutulacak şehrin y kordinatı</text:span></text:p>
            <text:p text:style-name="P10"><text:s text:c="8"/>public string sehirAdi; <text:span text:style-name="T10">//</text:span><text:span text:style-name="T11">Hafızada tutulacak şehrin adı</text:span></text:p>
            <text:p text:style-name="P10"><text:s text:c="8"/>public int komsuSayisi; <text:span text:style-name="T10">//</text:span><text:span text:style-name="T11">Hafızada tutulacak şehrin komşu sayısı</text:span></text:p>
            <text:p text:style-name="P10"><text:s text:c="8"/>public DSehir[] komsular = new Dsehir[100];<text:span text:style-name="T10"> //</text:span><text:span text:style-name="T11">Hafızada tutulacak şehrin komşuları</text:span></text:p>
            <text:p text:style-name="P10"><text:s text:c="8"/>public int[] komsuMesafe = new int[100];<text:span text:style-name="T10"> //</text:span><text:span text:style-name="T11">Hafızada tutulacak şehrin komşu mesafelri</text:span></text:p>
            <text:p text:style-name="P10"><text:s text:c="8"/>public DSehir ileri; <text:span text:style-name="T10">//</text:span><text:span text:style-name="T11">Hafızada tutulacak şehrin ileri kayıt işlemi</text:span></text:p>
            <text:p text:style-name="Table_20_Contents"><text:s text:c="8"/>public DSehir(int plaka, string sehirAdi) <text:span text:style-name="T10"><text:s/>//</text:span><text:span text:style-name="T11">Constructor </text:span></text:p>
            <text:p text:style-name="Table_20_Contents"><text:s text:c="8"/>{</text:p>
            <text:p text:style-name="Table_20_Contents"><text:soft-page-break/><text:s text:c="12"/>this.plaka = plaka; <text:span text:style-name="T10"><text:s/>// </text:span><text:span text:style-name="T11">Gelen plakayı plakaya eşitle</text:span></text:p>
            <text:p text:style-name="Table_20_Contents"><text:s text:c="12"/>this.sehirAdi = sehirAdi; <text:span text:style-name="T10">//</text:span><text:span text:style-name="T11">Gelen sehir adını şehir adına eşitle</text:span></text:p>
            <text:p text:style-name="Table_20_Contents"><text:s text:c="12"/>this.komsuSayisi = 0; <text:span text:style-name="T10">// </text:span><text:span text:style-name="T11">komşu sayısını <text:s/>0 a eşitle</text:span></text:p>
            <text:p text:style-name="Table_20_Contents"><text:s text:c="8"/>}</text:p>
            <text:p text:style-name="Table_20_Contents"><text:s text:c="4"/>}</text:p>
          </table:table-cell>
        </table:table-row>
      </table:table>
      <text:p text:style-name="P19"/>
      <text:h text:style-name="Heading_20_1" text:outline-level="1"><text:bookmark-start text:name="__RefHeading___Toc115_753869283"/>Manager <text:span text:style-name="T4">Klasörü</text:span><text:bookmark-end text:name="__RefHeading___Toc115_753869283"/></text:h>
      <text:h text:style-name="P27" text:outline-level="2"><text:bookmark-start text:name="__RefHeading___Toc130_753869283"/>DosyaManager<text:bookmark-end text:name="__RefHeading___Toc130_753869283"/></text:h>
      <table:table table:name="DosyaManagerTablo" table:style-name="DosyaManagerTablo" table:template-name="Varsayılan Biçem">
        <table:table-column table:style-name="DosyaManagerTablo.A"/>
        <table:table-row>
          <table:table-cell table:style-name="DosyaManagerTablo.A1" office:value-type="string">
            <text:p text:style-name="P2">class DosyaManager</text:p>
            <text:p text:style-name="P2"><text:s text:c="4"/>{</text:p>
            <text:p text:style-name="P2"><text:s text:c="8"/>public DDosya Dosya = new Ddosya();<text:span text:style-name="T10"> //</text:span><text:span text:style-name="T12">Ddosya türünde bir nesne oluşturulur.</text:span></text:p>
            <text:p text:style-name="P2"><text:s text:c="8"/>public void sehirListesiAl(SehirManager sehirManager) <text:span text:style-name="T10">// </text:span><text:span text:style-name="T12">Şehir listesinin alınması işlemi</text:span></text:p>
            <text:p text:style-name="Table_20_Contents"><text:s text:c="8"/>{</text:p>
            <text:p text:style-name="P2"/>
            <text:p text:style-name="P2"><text:s text:c="12"/>string dosya_yolu = @Dosya.sehirlerDosyaYolu;<text:span text:style-name="T10"> // </text:span><text:span text:style-name="T12">şehirler.txt dosyasının yolu tanımlanır.</text:span></text:p>
            <text:p text:style-name="P2"><text:s text:c="12"/>FileStream fs = new FileStream(dosya_yolu, FileMode.Open, FileAccess.Read); <text:span text:style-name="T10">//</text:span><text:span text:style-name="T12">FileStream nenesioluşturulur.</text:span></text:p>
            <text:p text:style-name="P2"><text:s text:c="12"/>StreamReader sw = new StreamReader(fs); <text:span text:style-name="T10">//</text:span><text:span text:style-name="T12">StreamReader türünde sw tanımlanır ve fs parametresi gönderilir.</text:span></text:p>
            <text:p text:style-name="P2"><text:s text:c="12"/>string yazi = sw.ReadLine();<text:span text:style-name="T10"> // </text:span><text:span text:style-name="T12">ilk satır okunur.</text:span></text:p>
            <text:p text:style-name="P11"><text:span text:style-name="T6"><text:s text:c="12"/>char ayrac = ','; </text:span><text:span text:style-name="T13">// </text:span><text:span text:style-name="T14">ayraç için karakter belirtilir</text:span></text:p>
            <text:p text:style-name="P2"><text:s text:c="12"/>while (yazi != null) <text:span text:style-name="T10">// </text:span><text:span text:style-name="T12">yazi boş olana kadar devam edilir</text:span></text:p>
            <text:p text:style-name="P2"><text:s text:c="12"/>{</text:p>
            <text:p text:style-name="P2"><text:s text:c="16"/>string[] satir = yazi.Split(ayrac); <text:span text:style-name="T10">// </text:span><text:span text:style-name="T12">ayraç ile satirdaki veriler ayrılır.</text:span></text:p>
            <text:p text:style-name="P2"><text:s text:c="16"/>yazi = sw.ReadLine(); <text:span text:style-name="T10">// </text:span><text:span text:style-name="T18">yeni bir satır yazi nesnesine aktrarılır.</text:span></text:p>
            <text:p text:style-name="P2"><text:s text:c="16"/>sehirManager.sehirEkle(Int32.Parse(satir[0]), satir[1]); <text:span text:style-name="T10">// </text:span><text:span text:style-name="T18">sehirManager nesnesinin sehirEkle methoduna ayraç ile ayrılan veriler gönderilir. </text:span></text:p>
            <text:p text:style-name="P14">/*</text:p>
            <text:p text:style-name="P13">satir[0] → Plaka</text:p>
            <text:p text:style-name="P13">satir[1] → Şehir Adı</text:p>
            <text:p text:style-name="P14">*/</text:p>
            <text:p text:style-name="P2"/>
            <text:p text:style-name="P2"><text:s text:c="12"/>}</text:p>
            <text:p text:style-name="P2"><text:s text:c="12"/>sw.Close();<text:span text:style-name="T10"> // </text:span><text:span text:style-name="T18">StreamReader kapatılır.</text:span></text:p>
            <text:p text:style-name="P2"><text:s text:c="12"/>fs.Close(); <text:span text:style-name="T10">// </text:span><text:span text:style-name="T18">FileStream kapatılır</text:span></text:p>
            <text:p text:style-name="P2"><text:s text:c="8"/>}</text:p>
            <text:p text:style-name="P2"><text:s text:c="8"/>public void komsuListesiAl(SehirManager sehirManager) <text:span text:style-name="T10">// </text:span><text:span text:style-name="T18">Komşu listesinin alınması</text:span></text:p>
            <text:p text:style-name="P2"><text:s text:c="8"/>{</text:p>
            <text:p text:style-name="P3"><text:s text:c="12"/>string dosya_yolu = @Dosya.sehirlerDosyaYolu;<text:span text:style-name="T10"> // </text:span><text:span text:style-name="T12">şehirler.txt dosyasının yolu tanımlanır.</text:span></text:p>
            <text:p text:style-name="P3"><text:s text:c="12"/>FileStream fs = new FileStream(dosya_yolu, FileMode.Open, FileAccess.Read); <text:s/><text:span text:style-name="T10">//</text:span><text:span text:style-name="T12">FileStream </text:span><text:soft-page-break/><text:span text:style-name="T12">nenesioluşturulur.</text:span></text:p>
            <text:p text:style-name="P3"><text:s text:c="12"/>StreamReader sw = new StreamReader(fs);<text:span text:style-name="T10"> //</text:span><text:span text:style-name="T12">StreamReader türünde sw tanımlanır ve fs parametresi gönderilir.</text:span></text:p>
            <text:p text:style-name="P3"><text:s text:c="13"/>string yazi = sw.ReadLine();<text:span text:style-name="T10"> // </text:span><text:span text:style-name="T12">ilk satır okunur.</text:span></text:p>
            <text:p text:style-name="P3"><text:s text:c="12"/>char ayrac = ','; <text:span text:style-name="T10">// </text:span><text:span text:style-name="T12">ayraç için karakter belirtilir</text:span></text:p>
            <text:p text:style-name="P2"><text:s text:c="12"/>char ayrac2 = '-';<text:span text:style-name="T10"> // </text:span><text:span text:style-name="T18">ayraç2 için karakter belirtilir</text:span></text:p>
            <text:p text:style-name="P3"><text:s text:c="12"/>while (yazi != null) <text:s/><text:span text:style-name="T10">// </text:span><text:span text:style-name="T12">yazi boş olana kadar devam edilir</text:span></text:p>
            <text:p text:style-name="P2"><text:s text:c="12"/>{</text:p>
            <text:p text:style-name="P3"><text:s text:c="16"/>string[] satir = yazi.Split(ayrac); <text:span text:style-name="T10"><text:s/>// </text:span><text:span text:style-name="T12">ayraç ile satirdaki veriler ayrılır.</text:span></text:p>
            <text:p text:style-name="P3"><text:s text:c="16"/>yazi = sw.ReadLine(); <text:span text:style-name="T10">// </text:span><text:span text:style-name="T18">yeni bir satır yazi nesnesine aktrarılır.</text:span></text:p>
            <text:p text:style-name="P2"/>
            <text:p text:style-name="P2"><text:s text:c="16"/>for (int i = 2; i &lt; satir.Length; i++)<text:span text:style-name="T10"> // </text:span><text:span text:style-name="T18">satirdaki verilerin 3. elemandan başlayarak sona kadar parça parça alınması için döngü kurulur.</text:span></text:p>
            <text:p text:style-name="P2"><text:s text:c="16"/>{</text:p>
            <text:p text:style-name="P2"><text:s text:c="20"/>string[] komsuMesafeAyir = satir[i].Split(ayrac2); <text:span text:style-name="T10">//</text:span><text:span text:style-name="T18">Her Parça ayraç2 ile ayrılarak komşu şehir ve mesafe bir birinden ayrılır</text:span></text:p>
            <text:p text:style-name="P2"><text:s text:c="20"/>sehirManager.komsuEkle(satir[1], komsuMesafeAyir[0], Int32.Parse(komsuMesafeAyir[1])); </text:p>
            <text:p text:style-name="P14">/*</text:p>
            <text:p text:style-name="P13">Komşu ekleme işlemi burada yapılır.</text:p>
            <text:p text:style-name="P13">Satir[1] → Ana şehrin plakası</text:p>
            <text:p text:style-name="P13">komsuMesafeAyir[0] → komşu şehrin adı</text:p>
            <text:p text:style-name="P13">komsuMesafeAyir[0] → komşu şehrin mesafesi</text:p>
            <text:p text:style-name="P14">*/</text:p>
            <text:p text:style-name="P2"><text:s text:c="20"/></text:p>
            <text:p text:style-name="P2"><text:s text:c="16"/>}</text:p>
            <text:p text:style-name="P2"/>
            <text:p text:style-name="P2"><text:s text:c="12"/>}</text:p>
            <text:p text:style-name="P3"><text:s text:c="12"/>sw.Close();<text:span text:style-name="T10"> // </text:span><text:span text:style-name="T18">StreamReader kapatılır.</text:span></text:p>
            <text:p text:style-name="P3"><text:s text:c="12"/>fs.Close(); <text:span text:style-name="T10">// </text:span><text:span text:style-name="T18">FileStream kapatılır</text:span></text:p>
            <text:p text:style-name="P2"><text:s text:c="8"/>}</text:p>
            <text:p text:style-name="P2"><text:s text:c="8"/>public void kordinatEkle(SehirManager sehirManager)</text:p>
            <text:p text:style-name="P2"><text:s text:c="8"/>{</text:p>
            <text:p text:style-name="P2"><text:s text:c="12"/>string dosya_yolu = Dosya.kordinatDosyaYolu; // <text:span text:style-name="T7">Kordinat.txt yolu belirtilir.</text:span></text:p>
            <text:p text:style-name="P3"><text:s text:c="12"/>FileStream fs = new FileStream(dosya_yolu, FileMode.Open, FileAccess.Read); <text:span text:style-name="T10">//</text:span><text:span text:style-name="T12">FileStream nenesioluşturulur.</text:span></text:p>
            <text:p text:style-name="P3"><text:s text:c="12"/>StreamReader sw = new StreamReader(fs);<text:span text:style-name="T10"> //</text:span><text:span text:style-name="T12">StreamReader türünde sw tanımlanır ve fs parametresi gönderilir.</text:span></text:p>
            <text:p text:style-name="P3"><text:s text:c="12"/>string yazi = sw.ReadLine(); <text:span text:style-name="T10">// </text:span><text:span text:style-name="T12">ilk satır okunur.</text:span></text:p>
            <text:p text:style-name="P12"><text:span text:style-name="T6"><text:s text:c="12"/>char ayrac = ','; </text:span><text:span text:style-name="T13">// </text:span><text:span text:style-name="T14">ayraç için karakter belirtilir</text:span></text:p>
            <text:p text:style-name="P3"><text:s text:c="12"/>while (yazi != null) <text:span text:style-name="T10">// </text:span><text:span text:style-name="T12">yazi boş olana kadar devam edilir</text:span></text:p>
            <text:p text:style-name="P3"><text:s text:c="12"/>{</text:p>
            <text:p text:style-name="P3"><text:soft-page-break/><text:s text:c="16"/>string[] satir = yazi.Split(ayrac);<text:span text:style-name="T10"> // </text:span><text:span text:style-name="T12">ayraç ile satirdaki veriler ayrılır.</text:span></text:p>
            <text:p text:style-name="P2"><text:s text:c="16"/>sehirManager.kordinatEkle(Int32.Parse(satir[0]), Int32.Parse(satir[1]), Int32.Parse(satir[2]));</text:p>
            <text:p text:style-name="P14">/*</text:p>
            <text:p text:style-name="P13">satir[0] → Şehrin Plakası</text:p>
            <text:p text:style-name="P13">satir[0] → Şehrin X Kordinatı</text:p>
            <text:p text:style-name="P13">satir[0] → Şehrin Y Kordinatı</text:p>
            <text:p text:style-name="P14">*/</text:p>
            <text:p text:style-name="P14"/>
            <text:p text:style-name="P2"><text:s text:c="16"/>yazi = sw.ReadLine();<text:span text:style-name="T10"> // </text:span><text:span text:style-name="T18">Yazıya yeni satır dahil <text:s/>edilir.</text:span></text:p>
            <text:p text:style-name="P2"><text:s text:c="16"/></text:p>
            <text:p text:style-name="P2"/>
            <text:p text:style-name="P2"><text:s text:c="12"/>}</text:p>
            <text:p text:style-name="P3"><text:s text:c="12"/>sw.Close(); <text:span text:style-name="T10">// </text:span><text:span text:style-name="T18">StreamReader kapatılır.</text:span></text:p>
            <text:p text:style-name="P3"><text:s text:c="12"/>fs.Close(); <text:span text:style-name="T10">// </text:span><text:span text:style-name="T18">FileStream kapatılır</text:span></text:p>
            <text:p text:style-name="P2"><text:s text:c="8"/>}</text:p>
            <text:p text:style-name="P2"><text:s text:c="8"/>public void ciktiDosyasiOlustur(SehirManager sehirManager, List&lt;Int32&gt; arananListesiIndis,List&lt;Int32&gt; yol0, List&lt;Int32&gt; yol1, List&lt;Int32&gt; yol2, List&lt;Int32&gt; yol3, List&lt;Int32&gt; yol4, List&lt;Int32&gt; tumMesafeler)</text:p>
            <text:p text:style-name="P2"><text:s text:c="8"/>{</text:p>
            <text:p text:style-name="P2"><text:s text:c="9"/>string dosya_yolu = Dosya.ciktiDosyaYolu; <text:span text:style-name="T10">// </text:span><text:span text:style-name="T19">Çıktı dosyasının yolu belirtiliyor</text:span></text:p>
            <text:p text:style-name="P2"><text:s text:c="9"/>FileStream fs = new FileStream(dosya_yolu, FileMode.Append, FileAccess.Write); <text:span text:style-name="T10">// </text:span><text:span text:style-name="T19">FS oluşturuluyor.</text:span></text:p>
            <text:p text:style-name="P2"><text:s text:c="9"/>StreamWriter sw = new StreamWriter(fs); <text:span text:style-name="T10">// </text:span><text:span text:style-name="T19">SW oluşturuluyor</text:span></text:p>
            <text:p text:style-name="P2"><text:s text:c="12"/>sw.WriteLine("Gidilmesi Gereken Şehirler"); <text:span text:style-name="T10">// </text:span><text:span text:style-name="T19">Dosyaya gidilmesi gereken şehirler yazılıyor.</text:span></text:p>
            <text:p text:style-name="P2"><text:s text:c="12"/>sw.Write("Kocaeli(41)"); <text:span text:style-name="T10">// </text:span><text:span text:style-name="T19">En başa Kocaeli Ekleniyor.</text:span></text:p>
            <text:p text:style-name="P2"><text:s text:c="12"/>for (int i = 0; i &lt; arananListesiIndis.Count; i++) <text:span text:style-name="T10">// </text:span><text:span text:style-name="T19">Diğer şehirler listeye ekleniyor.</text:span></text:p>
            <text:p text:style-name="P2"><text:s text:c="12"/>{</text:p>
            <text:p text:style-name="P2"><text:s text:c="16"/>sw.Write(" - " + sehirManager.GetSehir(arananListesiIndis[i] + 1).sehirAdi.ToString()+"("+ sehirManager.GetSehir(arananListesiIndis[i] + 1).plaka.ToString() + ")");</text:p>
            <text:p text:style-name="P2"><text:s text:c="12"/>}</text:p>
            <text:p text:style-name="P2"><text:s text:c="12"/>sw.Write("- Kocaeli(41)"); <text:span text:style-name="T10">// </text:span><text:span text:style-name="T19">Kocaeli sona ekleniyor.</text:span></text:p>
            <text:p text:style-name="P2"><text:s text:c="12"/>sw.WriteLine("\nEn Kısa Yollar");<text:span text:style-name="T10"> // </text:span><text:span text:style-name="T19">En kısa yollar yazısı dosyaya yazılıyor.</text:span></text:p>
            <text:p text:style-name="P42"><text:span text:style-name="T10"><text:s text:c="13"/>// </text:span><text:span text:style-name="T19">Yol0 &gt; 0 Yol0 a ait işlemler çıktı dosyasına yazılıyor</text:span></text:p>
            <text:p text:style-name="P42"><text:span text:style-name="T10"><text:s text:c="13"/>//</text:span><text:span text:style-name="T19">Yol1 &gt; 0 Yol1 a ait işlemler çıktı dosyasına yazılıyor</text:span></text:p>
            <text:p text:style-name="P42"><text:span text:style-name="T10"><text:s text:c="13"/>//</text:span><text:span text:style-name="T19">Yol2 &gt; 0 Yol2 a ait işlemler çıktı dosyasına yazılıyor</text:span></text:p>
            <text:p text:style-name="P42"><text:span text:style-name="T10"><text:s text:c="13"/></text:span><text:s/><text:span text:style-name="T10">//</text:span><text:span text:style-name="T19">Yol3 &gt; 0 Yol3 a ait işlemler çıktı dosyasına yazılıyor</text:span></text:p>
            <text:p text:style-name="P4"><text:span text:style-name="T10"><text:s text:c="13"/>//</text:span><text:span text:style-name="T19">Yol4 &gt; 0 Yol4 a ait işlemler çıktı dosyasına yazılıyor</text:span> <text:s text:c="10"/>} <text:s text:c="4"/>}</text:p>
          </table:table-cell>
        </table:table-row>
      </table:table>
      <text:h text:style-name="P32" text:outline-level="2"><text:bookmark-start text:name="__RefHeading___Toc134_753869283"/><text:span text:style-name="T50">KomşulukMatrisiManager</text:span><text:bookmark-end text:name="__RefHeading___Toc134_753869283"/></text:h>
      <table:table table:name="KomşulukMatrisiManagerTablo" table:style-name="KomşulukMatrisiManagerTablo" table:template-name="Varsayılan Biçem">
        <table:table-column table:style-name="KomşulukMatrisiManagerTablo.A"/>
        <table:table-row>
          <table:table-cell table:style-name="KomşulukMatrisiManagerTablo.A1" office:value-type="string">
            <text:p text:style-name="P2">class KomsulukMatrisiManager <text:s text:c="3"/>{</text:p>
            <text:p text:style-name="P2"><text:s text:c="8"/>public int[,] matris = new int[81, 81]; <text:span text:style-name="T10">// </text:span><text:span text:style-name="T20">81 , 81 dizi oluşturduk</text:span></text:p>
            <text:p text:style-name="P2"><text:soft-page-break/></text:p>
            <text:p text:style-name="P2"><text:s text:c="8"/>public KomsulukMatrisiManager()</text:p>
            <text:p text:style-name="P42"><text:s text:c="8"/>{</text:p>
            <text:p text:style-name="P42"><text:s text:c="12"/>for(int i = 0; i&lt; 81; i++) <text:span text:style-name="T10">// </text:span><text:span text:style-name="T20">Tüm elemanlarına 0 değerini atadır.</text:span></text:p>
            <text:p text:style-name="P2"><text:s text:c="16"/>for(int l = 0; l&lt;81;l++)</text:p>
            <text:p text:style-name="P2"><text:s text:c="20"/>matris[i, l] = 0;</text:p>
            <text:p text:style-name="P2"><text:s text:c="8"/>}</text:p>
            <text:p text:style-name="P2"><text:s text:c="8"/>public int[,] KomsulukMatrisi(SehirManager sehirManager) <text:s text:c="7"/>{</text:p>
            <text:p text:style-name="P2"><text:s text:c="12"/>DSehir iter = sehirManager.ilk; <text:span text:style-name="T10">//</text:span><text:span text:style-name="T20">Dsehir tipinde bir gezici oluşturduk.</text:span></text:p>
            <text:p text:style-name="P2"><text:s text:c="12"/>int main = 0; <text:span text:style-name="T10">// </text:span><text:span text:style-name="T20">Ana Şehir: başlangıç 0 dedik; (Plaka anlamı 1)</text:span></text:p>
            <text:p text:style-name="P2"><text:s text:c="12"/>while(iter !=null)<text:span text:style-name="T10"> // </text:span><text:span text:style-name="T20">gezici null olana kadar devam ettik.</text:span> <text:s text:c="11"/>{</text:p>
            <text:p text:style-name="P2"><text:s text:c="16"/>for(int i = 0; i &lt; iter.komsuSayisi;i++) <text:span text:style-name="T10">// </text:span><text:span text:style-name="T20">gezicinin bulunduğu şehirdeki komşu sayısı kadar döngü döndürdük.</text:span> <text:s text:c="15"/>{</text:p>
            <text:p text:style-name="P2"><text:s text:c="20"/>matris[main, iter.komsular[i].plaka - 1] = iter.komsuMesafe[i];</text:p>
            <text:p text:style-name="P14">/*</text:p>
            <text:p text:style-name="P16">main → Ana Şehir indisi</text:p>
            <text:p text:style-name="P16">iter.komsular[i].plaka – 1 → Komşu şehirin indisi</text:p>
            <text:p text:style-name="P14">*/</text:p>
            <text:p text:style-name="P2"><text:s text:c="16"/></text:p>
            <text:p text:style-name="P2"><text:s text:c="16"/>main++;<text:span text:style-name="T10"> // </text:span><text:span text:style-name="T20">Ana şehiri bir ileri götürdük. (Plakayı 1 arttırdık.)</text:span></text:p>
            <text:p text:style-name="P2"><text:s text:c="16"/>iter = iter.ileri; <text:span text:style-name="T10">// </text:span><text:span text:style-name="T20">geziciyi bir ileri götürdük.</text:span></text:p>
            <text:p text:style-name="P2"><text:s text:c="12"/>}</text:p>
            <text:p text:style-name="P2"><text:s text:c="12"/>return matris; <text:span text:style-name="T10">// </text:span><text:span text:style-name="T20">Oluşan matrisi geri döndürdük.</text:span></text:p>
            <text:p text:style-name="P2"><text:s text:c="8"/>}</text:p>
            <text:p text:style-name="P2"><text:s text:c="4"/>}</text:p>
          </table:table-cell>
        </table:table-row>
      </table:table>
      <text:p text:style-name="P20"/>
      <text:h text:style-name="P28" text:outline-level="2"><text:bookmark-start text:name="__RefHeading___Toc136_753869283"/>SehirManager<text:bookmark-end text:name="__RefHeading___Toc136_753869283"/></text:h>
      <table:table table:name="SehirManagerTablo" table:style-name="SehirManagerTablo" table:template-name="Varsayılan Biçem">
        <table:table-column table:style-name="SehirManagerTablo.A"/>
        <table:table-row>
          <table:table-cell table:style-name="SehirManagerTablo.A1" office:value-type="string">
            <text:p text:style-name="P2">class SehirManager</text:p>
            <text:p text:style-name="P2"><text:s text:c="4"/>{</text:p>
            <text:p text:style-name="P2"><text:span text:style-name="T6"><text:s text:c="8"/>public DSehir ilk; </text:span><text:span text:style-name="T10">//</text:span><text:span text:style-name="T20">Dsehir tipinde ilk <text:s/>nesnesini oluşturduk.</text:span></text:p>
            <text:p text:style-name="P5"><text:span text:style-name="T6"><text:s text:c="8"/>public DSehir son; </text:span><text:span text:style-name="T10">//</text:span><text:span text:style-name="T20">Dsehir tipinde son nesnesini oluşturduk.</text:span></text:p>
            <text:p text:style-name="P2"><text:s text:c="8"/>public SehirManager()<text:span text:style-name="T10"> // </text:span><text:span text:style-name="T21">Constructor </text:span><text:s text:c="8"/>{</text:p>
            <text:p text:style-name="P2"><text:s text:c="12"/>ilk = null; <text:span text:style-name="T10">// </text:span><text:span text:style-name="T21">ilk nesnesini null</text:span></text:p>
            <text:p text:style-name="P2"><text:s text:c="12"/>son = ilk; <text:span text:style-name="T10">// </text:span><text:span text:style-name="T21">son nesnesini ilk eşitledik</text:span></text:p>
            <text:p text:style-name="P2"><text:s text:c="8"/>}</text:p>
            <text:p text:style-name="P2"><text:s text:c="8"/>public bool sehirEkle(int plaka,string sehirAdi) <text:span text:style-name="T10">//</text:span><text:span text:style-name="T21">Şehir ekleme işlemi</text:span></text:p>
            <text:p text:style-name="P2"><text:s text:c="8"/>{</text:p>
            <text:p text:style-name="P2"><text:s text:c="12"/>try{</text:p>
            <text:p text:style-name="P2"><text:s text:c="16"/>DSehir node = new DSehir(plaka, sehirAdi);<text:span text:style-name="T10"> //</text:span><text:span text:style-name="T21">Dsehir tipinde bir node oluşturduk</text:span></text:p>
            <text:p text:style-name="P2"><text:s text:c="16"/>if (ilk == null) <text:span text:style-name="T10">// </text:span><text:span text:style-name="T21">ilk boş ise</text:span></text:p>
            <text:p text:style-name="P2"><text:soft-page-break/><text:s text:c="16"/>{</text:p>
            <text:p text:style-name="P2"><text:s text:c="20"/>ilk = node;<text:span text:style-name="T10"> // </text:span><text:span text:style-name="T21">ilk node eşit</text:span></text:p>
            <text:p text:style-name="P2"><text:s text:c="20"/>ilk.ileri = null; <text:span text:style-name="T10">//</text:span><text:span text:style-name="T21">ilk ilerisi null eşit</text:span></text:p>
            <text:p text:style-name="P2"><text:s text:c="20"/>son = ilk;<text:span text:style-name="T10"> // </text:span><text:span text:style-name="T21">son ilke eşit</text:span></text:p>
            <text:p text:style-name="P2"><text:s text:c="16"/>}</text:p>
            <text:p text:style-name="P2"><text:s text:c="16"/>else <text:span text:style-name="T10">// </text:span><text:span text:style-name="T21">ilk boş değil ise</text:span></text:p>
            <text:p text:style-name="P2"><text:s text:c="16"/>{</text:p>
            <text:p text:style-name="P2"><text:s text:c="20"/>son.ileri = node;<text:span text:style-name="T10"> // </text:span><text:span text:style-name="T21">son ileri node eşit</text:span></text:p>
            <text:p text:style-name="P2"><text:s text:c="20"/>node.ileri = null; <text:span text:style-name="T10">// </text:span><text:span text:style-name="T21">node ileri null eşit</text:span></text:p>
            <text:p text:style-name="P2"><text:s text:c="20"/>son = node; <text:span text:style-name="T10">// </text:span><text:span text:style-name="T21">son node eşit</text:span></text:p>
            <text:p text:style-name="P2"><text:s text:c="16"/>}</text:p>
            <text:p text:style-name="P2"><text:s text:c="16"/>return true; <text:span text:style-name="T10">// </text:span><text:span text:style-name="T21">bool tipinde geri dönüş kayıt olumlu</text:span></text:p>
            <text:p text:style-name="P2"><text:s text:c="12"/>}</text:p>
            <text:p text:style-name="P2"><text:s text:c="12"/>catch</text:p>
            <text:p text:style-name="P2"><text:s text:c="12"/>{</text:p>
            <text:p text:style-name="P2"/>
            <text:p text:style-name="P2"><text:s text:c="16"/>return false; <text:span text:style-name="T10">// </text:span><text:span text:style-name="T21">bool tipinde geri dönüş kayıt hatalı</text:span></text:p>
            <text:p text:style-name="P2"><text:s text:c="12"/>}</text:p>
            <text:p text:style-name="P2"><text:s text:c="8"/>}</text:p>
            <text:p text:style-name="P2"><text:s text:c="8"/>public List&lt;DSehir&gt; sehirListesi() <text:span text:style-name="T10">// </text:span><text:span text:style-name="T22">Şehir Listesi</text:span></text:p>
            <text:p text:style-name="P2"><text:s text:c="8"/>{</text:p>
            <text:p text:style-name="P2"><text:s text:c="12"/>List&lt;DSehir&gt; sehirList = new List&lt;DSehir&gt;();<text:span text:style-name="T10"> // </text:span><text:span text:style-name="T22">Dsehir tipinde bir liste oluşturuldu</text:span></text:p>
            <text:p text:style-name="P2"><text:s text:c="12"/>DSehir iter; <text:span text:style-name="T10">// </text:span><text:span text:style-name="T22">gezici oluşturuldu.</text:span></text:p>
            <text:p text:style-name="P2"><text:s text:c="12"/>iter = ilk; <text:span text:style-name="T10">// </text:span><text:span text:style-name="T22">gezici ilke eşitlendi</text:span></text:p>
            <text:p text:style-name="P2"><text:s text:c="12"/>while(iter != null) <text:span text:style-name="T10">// </text:span><text:span text:style-name="T22">gezici null olana kadar devam etti.</text:span></text:p>
            <text:p text:style-name="P2"><text:s text:c="12"/>{</text:p>
            <text:p text:style-name="P2"><text:s text:c="16"/>sehirList.Add(iter); <text:span text:style-name="T10">// </text:span><text:span text:style-name="T22">listeye şehir eklendi</text:span></text:p>
            <text:p text:style-name="P2"><text:s text:c="16"/>iter = iter.ileri; <text:span text:style-name="T10">// </text:span><text:span text:style-name="T22">gezici 1 ileri gitti</text:span></text:p>
            <text:p text:style-name="P2"><text:s text:c="12"/>}</text:p>
            <text:p text:style-name="P2"><text:s text:c="12"/></text:p>
            <text:p text:style-name="P2"><text:s text:c="12"/>return sehirList;<text:span text:style-name="T10"> // </text:span><text:span text:style-name="T22">liste tipinde geri dönüş</text:span></text:p>
            <text:p text:style-name="P2"><text:s text:c="8"/>}</text:p>
            <text:p text:style-name="P2"><text:s text:c="8"/>public bool komsuEkle(string sahipSehir,string komsuSehir,int maliyet) <text:span text:style-name="T10">//</text:span><text:span text:style-name="T23">Komşu ekleme </text:span></text:p>
            <text:p text:style-name="P2"><text:s text:c="8"/>{</text:p>
            <text:p text:style-name="P2"><text:s text:c="12"/>DSehir sahipNode, komsuNode;<text:span text:style-name="T10"> // </text:span><text:span text:style-name="T23">Ana şehir ve komşu şehir için node oluşturuldu</text:span></text:p>
            <text:p text:style-name="P2"><text:s text:c="12"/>sahipNode = ilk; <text:span text:style-name="T10">// </text:span><text:span text:style-name="T23">ana şehire ilk node verildi.</text:span></text:p>
            <text:p text:style-name="P2"><text:s text:c="12"/>komsuNode = ilk; <text:span text:style-name="T10">// </text:span><text:span text:style-name="T23">komşu şehre ilk node verildi.</text:span></text:p>
            <text:p text:style-name="P2"/>
            <text:p text:style-name="P2"><text:s text:c="12"/>while(sahipNode != null) <text:span text:style-name="T10">// </text:span><text:span text:style-name="T23">anaşehir null olana kadar devam etti.</text:span></text:p>
            <text:p text:style-name="P2"><text:s text:c="12"/>{</text:p>
            <text:p text:style-name="P2"><text:s text:c="16"/>if(sahipNode.sehirAdi == sahipSehir) <text:span text:style-name="T10">// </text:span><text:span text:style-name="T23">ana şehir node sindeki şehir adı metthoda gelen şehir adıyla aynı ise </text:span></text:p>
            <text:p text:style-name="P2"><text:soft-page-break/><text:s text:c="20"/>break;<text:span text:style-name="T10"> // </text:span><text:span text:style-name="T23">döngüden çık.</text:span></text:p>
            <text:p text:style-name="P2"><text:s text:c="16"/>sahipNode = sahipNode.ileri;<text:span text:style-name="T10"> // </text:span><text:span text:style-name="T23">değilse bir ileri git.</text:span></text:p>
            <text:p text:style-name="P2"><text:s text:c="12"/>}</text:p>
            <text:p text:style-name="P2"/>
            <text:p text:style-name="P2"><text:s text:c="12"/>for(int i = 0; i&lt;sahipNode.komsuSayisi;i++) <text:span text:style-name="T10">// </text:span><text:span text:style-name="T23">SahipNode komşu sayısı kadar döngü dön</text:span></text:p>
            <text:p text:style-name="P2"><text:s text:c="12"/>{</text:p>
            <text:p text:style-name="P2"><text:s text:c="16"/>if (sahipNode.komsular[i].sehirAdi == komsuSehir)<text:span text:style-name="T10"> // </text:span><text:span text:style-name="T23">sahipnode daki komşular yeni gelen komşuya eşit ise</text:span></text:p>
            <text:p text:style-name="P2"><text:span text:style-name="T6"><text:s text:c="20"/>return false;</text:span><text:span text:style-name="T10"> // </text:span><text:span text:style-name="T23">bool tipinde geri dönüş. </text:span><text:span text:style-name="T24">Bu </text:span><text:span text:style-name="T23"><text:s/>şehir </text:span><text:span text:style-name="T24">komşu olarak eklenmiş.</text:span></text:p>
            <text:p text:style-name="P2"><text:s text:c="12"/>}</text:p>
            <text:p text:style-name="P2"/>
            <text:p text:style-name="P2"><text:s text:c="16"/>while (komsuNode != null) <text:span text:style-name="T10">// </text:span><text:span text:style-name="T24">Komşunode null olana kadar döngüyü dön</text:span></text:p>
            <text:p text:style-name="P2"><text:s text:c="16"/>{</text:p>
            <text:p text:style-name="P2"><text:s text:c="20"/>if (komsuNode.sehirAdi == komsuSehir)<text:span text:style-name="T10"> //</text:span><text:span text:style-name="T24">komşu node şehir adı methoda gelen şehir adına eşit ise</text:span></text:p>
            <text:p text:style-name="P2"><text:s text:c="24"/>break; <text:span text:style-name="T10">// </text:span><text:span text:style-name="T24">döngüden çık</text:span></text:p>
            <text:p text:style-name="P2"><text:s text:c="20"/>komsuNode = komsuNode.ileri;<text:span text:style-name="T10"> // </text:span><text:span text:style-name="T24">komşu node bir ileri götür.</text:span></text:p>
            <text:p text:style-name="P2"><text:s text:c="16"/>}</text:p>
            <text:p text:style-name="P2"/>
            <text:p text:style-name="P2"><text:s text:c="16"/>sahipNode.komsular[sahipNode.komsuSayisi] = komsuNode;</text:p>
            <text:p text:style-name="P2"><text:s text:c="16"/>sahipNode.komsuMesafe[sahipNode.komsuSayisi] = maliyet;</text:p>
            <text:p text:style-name="P2"><text:s text:c="16"/>sahipNode.komsuSayisi += 1;</text:p>
            <text:p text:style-name="P15"><text:s/>/*</text:p>
            <text:p text:style-name="P17">Ana şehrin komşular arrayine güncel komşu sayısı indisine komşu node ekle. (Params. Geldi.)</text:p>
            <text:p text:style-name="P17">Ana şehrin komşularMesafe arrayine güncel komşu sayısı indisine maliyet ekle (Params. Geldi.)</text:p>
            <text:p text:style-name="P53"><text:span text:style-name="T37">Ana şehrin komşu sayısını 1 arttır.</text:span></text:p>
            <text:p text:style-name="P15">*/</text:p>
            <text:p text:style-name="P2"/>
            <text:p text:style-name="P2"><text:s text:c="16"/>komsuNode.komsular[komsuNode.komsuSayisi] = sahipNode;</text:p>
            <text:p text:style-name="P2"><text:s text:c="16"/>komsuNode.komsuMesafe[komsuNode.komsuSayisi] = maliyet;</text:p>
            <text:p text:style-name="P2"><text:s text:c="16"/>komsuNode.komsuSayisi += 1;</text:p>
            <text:p text:style-name="P15"><text:s/>/*</text:p>
            <text:p text:style-name="P17">Komşu şehrin komşular arrayine güncel sayısı indisine ana şehri ekle ekle. (Params. Geldi.)</text:p>
            <text:p text:style-name="P17">Komşu şehrin komşularMesafe arrayine güncel komşu sayısı indisine maliyet ekle (Params. Geldi.)</text:p>
            <text:p text:style-name="P15"><text:span text:style-name="T51">Komşu şehrin komşu sayısını 1 arttır.</text:span></text:p>
            <text:p text:style-name="P15">*/</text:p>
            <text:p text:style-name="P2"><text:s text:c="12"/>return true;</text:p>
            <text:p text:style-name="P2"><text:s text:c="8"/>}</text:p>
            <text:p text:style-name="P2"><text:s text:c="8"/>public DSehir GetSehir(string sehirAdi) <text:span text:style-name="T10">// </text:span><text:span text:style-name="T24">İsim ile şehir getir.</text:span></text:p>
            <text:p text:style-name="P2"><text:s text:c="8"/>{</text:p>
            <text:p text:style-name="P2"><text:s text:c="12"/>DSehir sehirBilgileri = ilk; <text:span text:style-name="T10">// </text:span><text:span text:style-name="T24">sehirBilgilerini ilk eşitle</text:span></text:p>
            <text:p text:style-name="P2"><text:s text:c="12"/>while(sehirBilgileri != null) <text:span text:style-name="T10">// </text:span><text:span text:style-name="T24">Şehir bilgileri null olana kadar devam et.</text:span></text:p>
            <text:p text:style-name="P2"><text:soft-page-break/><text:s text:c="12"/>{</text:p>
            <text:p text:style-name="P2"><text:s text:c="16"/>if (sehirBilgileri.sehirAdi == sehirAdi) <text:span text:style-name="T10">// </text:span><text:span text:style-name="T24">sehirBilgilerinin sehirAdı gelen sehirAdına eşit ise</text:span></text:p>
            <text:p text:style-name="P2"><text:s text:c="20"/>break; <text:span text:style-name="T10">// </text:span><text:span text:style-name="T24">döngüden çık</text:span></text:p>
            <text:p text:style-name="P2"><text:s text:c="16"/>sehirBilgileri = sehirBilgileri.ileri; <text:span text:style-name="T10">// </text:span><text:span text:style-name="T24">ileri git.</text:span></text:p>
            <text:p text:style-name="P2"><text:s text:c="12"/>}</text:p>
            <text:p text:style-name="P2"><text:s text:c="5"/>return sehirBilgileri; <text:span text:style-name="T10">// </text:span><text:span text:style-name="T24">şehir bilgilerini geri döndür.</text:span></text:p>
            <text:p text:style-name="P2"><text:s text:c="8"/>}</text:p>
            <text:p text:style-name="P2"><text:s text:c="8"/>public DSehir GetSehir(int plaka)<text:span text:style-name="T10"> //</text:span><text:span text:style-name="T24">Plaka ile şehir bulma</text:span></text:p>
            <text:p text:style-name="P2"><text:s text:c="8"/>{</text:p>
            <text:p text:style-name="P6"><text:s text:c="12"/>DSehir sehirBilgileri = ilk;<text:span text:style-name="T10"> // </text:span><text:span text:style-name="T24">sehirBilgilerini ilk eşitle</text:span></text:p>
            <text:p text:style-name="P6"><text:s text:c="12"/>while (sehirBilgileri != null) <text:span text:style-name="T10">// </text:span><text:span text:style-name="T24">Şehir bilgileri null olana kadar devam et.</text:span></text:p>
            <text:p text:style-name="P2"><text:s text:c="12"/>{</text:p>
            <text:p text:style-name="P6"><text:s text:c="16"/>if (sehirBilgileri.plaka == plaka) <text:span text:style-name="T10">// </text:span><text:span text:style-name="T24">sehirBilgilerinin plaka gelen plaka eşit ise</text:span></text:p>
            <text:p text:style-name="P6"><text:s text:c="20"/>break; <text:span text:style-name="T10">// </text:span><text:span text:style-name="T24">döngüden çık</text:span></text:p>
            <text:p text:style-name="P6"><text:s text:c="16"/>sehirBilgileri = sehirBilgileri.ileri; <text:span text:style-name="T10">// </text:span><text:span text:style-name="T24">ileri git.</text:span></text:p>
            <text:p text:style-name="P2"><text:s text:c="12"/>}</text:p>
            <text:p text:style-name="P6"><text:s text:c="12"/>return sehirBilgileri; <text:span text:style-name="T10"><text:s/>// </text:span><text:span text:style-name="T24">ileri git.</text:span></text:p>
            <text:p text:style-name="P2"><text:s text:c="8"/>}</text:p>
            <text:p text:style-name="P2"><text:s text:c="8"/>public void kordinatEkle(int plaka,int x,int y) <text:span text:style-name="T10">// </text:span><text:span text:style-name="T24">Kordinat Ekle</text:span></text:p>
            <text:p text:style-name="P2"><text:s text:c="8"/>{</text:p>
            <text:p text:style-name="P2"><text:s text:c="12"/>DSehir sehirBilgileri = ilk; <text:span text:style-name="T10">//</text:span><text:span text:style-name="T24">sehirBilgileri ni ilk eşitle</text:span></text:p>
            <text:p text:style-name="P2"><text:s text:c="12"/>while(sehirBilgileri != null) <text:span text:style-name="T10">//</text:span><text:span text:style-name="T24">SehirBilgileri null olana kadar dön</text:span></text:p>
            <text:p text:style-name="P2"><text:s text:c="12"/>{</text:p>
            <text:p text:style-name="P2"><text:s text:c="16"/>if(sehirBilgileri.plaka == plaka)<text:span text:style-name="T10"> // </text:span><text:span text:style-name="T24">ŞehirBilgileri Plakaya eşit ise</text:span></text:p>
            <text:p text:style-name="P2"><text:s text:c="20"/>break; <text:span text:style-name="T10">// </text:span><text:span text:style-name="T24">Döngüden çık.</text:span></text:p>
            <text:p text:style-name="P2"><text:s text:c="16"/>sehirBilgileri = sehirBilgileri.ileri; <text:span text:style-name="T10">// </text:span><text:span text:style-name="T24">ileri git.</text:span></text:p>
            <text:p text:style-name="P2"><text:s text:c="12"/>}</text:p>
            <text:p text:style-name="P2"><text:s text:c="12"/>sehirBilgileri.kordinatX = x; <text:span text:style-name="T10">// </text:span><text:span text:style-name="T24">Param. Olarak gelen x değerini sehirBilgilerine aktar.</text:span></text:p>
            <text:p text:style-name="P6"><text:s text:c="12"/>sehirBilgileri.kordinatY = y; <text:span text:style-name="T10">// </text:span><text:span text:style-name="T24">Param. Olarak gelen y değerini sehirBilgilerine aktar.</text:span></text:p>
            <text:p text:style-name="P2"><text:s text:c="8"/>}</text:p>
            <text:p text:style-name="P2"><text:s text:c="4"/>}</text:p>
          </table:table-cell>
        </table:table-row>
      </table:table>
      <text:p text:style-name="P20"/>
      <text:h text:style-name="P29" text:outline-level="2"><text:bookmark-start text:name="__RefHeading___Toc180_753869283"/>YolBulucu<text:bookmark-end text:name="__RefHeading___Toc180_753869283"/></text:h>
      <table:table table:name="YolBulucu" table:style-name="YolBulucu" table:template-name="Varsayılan Biçem">
        <table:table-column table:style-name="YolBulucu.A"/>
        <table:table-row>
          <table:table-cell table:style-name="YolBulucu.A1" office:value-type="string">
            <text:p text:style-name="P2">public class YolBulucu {</text:p>
            <text:p text:style-name="P2"><text:s text:c="4"/>public static readonly int NO_PARENT = -1; <text:span text:style-name="T10">//</text:span><text:span text:style-name="T25">Komşu yoksa -1</text:span></text:p>
            <text:p text:style-name="P7"><text:s text:c="4"/>public List&lt;Int32&gt; kenarlar = new List&lt;int&gt;(); <text:span text:style-name="T10">// <text:s/>kenarlar </text:span><text:span text:style-name="T25">listesi oluştur.</text:span></text:p>
            <text:p text:style-name="P7"><text:s text:c="4"/>public List&lt;Int32&gt; arananSehirMesafeleri = new List&lt;int&gt;(); <text:span text:style-name="T10">//arananSehirMesafeleri </text:span><text:span text:style-name="T25">listesi oluştur.</text:span></text:p>
            <text:p text:style-name="P2"><text:s text:c="4"/>public int enKisaMesafe = 0; <text:span text:style-name="T10">//</text:span><text:span text:style-name="T25">enKisaMesafe 0 olarak oluştur.</text:span></text:p>
            <text:p text:style-name="P2"><text:s text:c="4"/>public int toplamMinMesafe = 0;<text:span text:style-name="T10"> //</text:span><text:span text:style-name="T25">toplamMinMesafe 0 olarak oluştur.</text:span></text:p>
            <text:p text:style-name="P2"><text:soft-page-break/></text:p>
            <text:p text:style-name="P2"><text:s text:c="4"/>public List&lt;Int32&gt; tamYol = new List&lt;int&gt;();<text:span text:style-name="T10"> // </text:span><text:span text:style-name="T25">yol güzergahları için tamYol listesi oluştur.</text:span></text:p>
            <text:p text:style-name="P2"><text:s text:c="4"/>public bool kont= true; <text:span text:style-name="T10">// </text:span><text:span text:style-name="T25">kontr true olarak oluştur.</text:span></text:p>
            <text:p text:style-name="P2"><text:s text:c="4"/>public YolBulucu() <text:s text:c="3"/>{</text:p>
            <text:p text:style-name="P2"><text:s text:c="8"/>kenarlar.Clear();<text:span text:style-name="T10"> //</text:span><text:span text:style-name="T25">Kenarlar listesini temizle</text:span></text:p>
            <text:p text:style-name="P2"><text:s text:c="8"/>arananSehirMesafeleri.Clear();<text:span text:style-name="T10"> //</text:span><text:span text:style-name="T25">arananSehirMesafeleri listesini temizle</text:span></text:p>
            <text:p text:style-name="P2"><text:s text:c="8"/>enKisaMesafe = 0; <text:span text:style-name="T10">// </text:span><text:span text:style-name="T25">enKisaMesafe 0 eşitle</text:span></text:p>
            <text:p text:style-name="P2"><text:s text:c="8"/>toplamMinMesafe = 0; <text:span text:style-name="T10">// </text:span><text:span text:style-name="T25">toplamMinMesafe 0 eşitle</text:span></text:p>
            <text:p text:style-name="P2"><text:s text:c="8"/>tamYol.Clear();<text:span text:style-name="T10"> // </text:span><text:span text:style-name="T25">tamYol listesini temizle</text:span></text:p>
            <text:p text:style-name="P2"><text:s text:c="8"/>kont = true;<text:span text:style-name="T10"> // </text:span><text:span text:style-name="T25">kont true eşitle</text:span></text:p>
            <text:p text:style-name="P2"><text:s text:c="4"/>}</text:p>
            <text:p text:style-name="P2"/>
            <text:p text:style-name="P2"><text:s text:c="4"/>public void topluDijikstra(int[,] komsulukMatrisi, int baslangicKenari, List&lt;Int32&gt; bitisKenarlari,int status)<text:span text:style-name="T10"> //</text:span><text:span text:style-name="T26">Tam bir listenin dijikstra yapılması.</text:span> <text:s text:c="3"/>{</text:p>
            <text:p text:style-name="P2"><text:s text:c="8"/>int minMesafe = Int32.MaxValue; <text:span text:style-name="T10">//</text:span><text:span text:style-name="T26">minMesafeyi en büyük int sayıya eşitle</text:span></text:p>
            <text:p text:style-name="P2"><text:s text:c="8"/>int minMesafeIndis = Int32.MaxValue;<text:span text:style-name="T10"> //</text:span><text:span text:style-name="T26">minMesafeIndis en büyük int sayıya eşitle</text:span></text:p>
            <text:p text:style-name="P2"><text:s text:c="8"/>for (int i = 0; i &lt; bitisKenarlari.Count; i++) <text:span text:style-name="T10">//</text:span><text:span text:style-name="T26">bitisKenarları sayısı kadar dön.</text:span> <text:s text:c="7"/>{</text:p>
            <text:p text:style-name="P2"><text:s text:c="12"/>dijkstra(komsulukMatrisi, baslangicKenari, bitisKenarlari[i],status); <text:span text:style-name="T10">// </text:span><text:span text:style-name="T26">dijikstra methoduna git.</text:span></text:p>
            <text:p text:style-name="P2"><text:s text:c="12"/>if (arananSehirMesafeleri[i] &lt; minMesafe) <text:span text:style-name="T10">// </text:span><text:span text:style-name="T26">arananSehirMesafeleri[i] &lt; minMesafe ise</text:span> <text:s text:c="5"/>{</text:p>
            <text:p text:style-name="P2"><text:s text:c="16"/>minMesafe = arananSehirMesafeleri[i];<text:span text:style-name="T10"> // </text:span><text:span text:style-name="T26">minMesafe yi arananSehirMesafeleri[i] yap</text:span></text:p>
            <text:p text:style-name="P2"><text:s text:c="16"/>minMesafeIndis = i; <text:span text:style-name="T10">// </text:span><text:span text:style-name="T26">minMesafeIndis I ye eşitle</text:span></text:p>
            <text:p text:style-name="P2"><text:s text:c="12"/>}</text:p>
            <text:p text:style-name="P2"><text:s text:c="8"/>}</text:p>
            <text:p text:style-name="P2"><text:s text:c="8"/>if (bitisKenarlari.Count == 0) <text:span text:style-name="T10">// </text:span><text:span text:style-name="T26">bitisKenarı 0 eşit ise</text:span></text:p>
            <text:p text:style-name="P2"><text:s text:c="12"/>return; <text:span text:style-name="T10">// </text:span><text:span text:style-name="T26">döngüden çık.</text:span></text:p>
            <text:p text:style-name="P2"><text:s text:c="8"/>else { <text:span text:style-name="T10"><text:s/>// </text:span><text:span text:style-name="T26">değil ise</text:span></text:p>
            <text:p text:style-name="P2"><text:s text:c="8"/>kenarlar.Clear(); <text:span text:style-name="T10">// </text:span><text:span text:style-name="T26">kenarlar listesini temizle</text:span></text:p>
            <text:p text:style-name="P2"><text:s text:c="16"/>dijkstra(komsulukMatrisi, baslangicKenari, bitisKenarlari[minMesafeIndis], status); <text:span text:style-name="T10">// </text:span><text:span text:style-name="T26">dijikstra yap</text:span></text:p>
            <text:p text:style-name="P2"><text:s text:c="8"/>for (int i = 1; i &lt; kenarlar.Count; i++) <text:span text:style-name="T10">// </text:span><text:span text:style-name="T26">kenarlar listesi kadar dön</text:span></text:p>
            <text:p text:style-name="P2"><text:s text:c="16"/>tamYol.Add(kenarlar[i]); <text:span text:style-name="T10">//</text:span><text:span text:style-name="T26">tamYol listesine kenarı ekle</text:span></text:p>
            <text:p text:style-name="P2"><text:s text:c="8"/>toplamMinMesafe += minMesafe;<text:span text:style-name="T10"> // </text:span><text:span text:style-name="T26">toplamMinMesafe nin üzerine minMesafeyi ekle</text:span></text:p>
            <text:p text:style-name="P2"><text:s text:c="8"/>baslangicKenari = bitisKenarlari[minMesafeIndis]; <text:span text:style-name="T10">//</text:span><text:span text:style-name="T26">baslangicKenarini eşitle</text:span></text:p>
            <text:p text:style-name="P2"><text:s text:c="8"/>bitisKenarlari.RemoveAt(minMesafeIndis); <text:span text:style-name="T10">//</text:span><text:span text:style-name="T26">bitisKenarlarından minMesafeIndis ini çıkar</text:span></text:p>
            <text:p text:style-name="P2"><text:s text:c="8"/>arananSehirMesafeleri.Clear();<text:span text:style-name="T10"> // </text:span><text:span text:style-name="T26">arananSehirListesini temizle</text:span></text:p>
            <text:p text:style-name="P2"><text:s text:c="12"/>if(bitisKenarlari.Count == 0 &amp;&amp; kont == true)<text:span text:style-name="T10"> <text:s/>// </text:span><text:span text:style-name="T27">bitisKenarı 0 ve kont true ise</text:span></text:p>
            <text:p text:style-name="P2"><text:s text:c="12"/>{</text:p>
            <text:p text:style-name="P2"><text:s text:c="16"/>bitisKenarlari.Add(40); <text:span text:style-name="T27">bitis kenarına kocaeli ekle</text:span></text:p>
            <text:p text:style-name="P2"><text:s text:c="16"/>kont = false; <text:span text:style-name="T10">// </text:span><text:span text:style-name="T27">kont false yap</text:span></text:p>
            <text:p text:style-name="P2"><text:s text:c="12"/>}</text:p>
            <text:p text:style-name="P2"><text:s text:c="8"/>topluDijikstra(komsulukMatrisi, baslangicKenari, bitisKenarlari,status); <text:span text:style-name="T10">// </text:span><text:span text:style-name="T27">topluDijikstra methoduna tekrar git (recursive)</text:span></text:p>
            <text:p text:style-name="P2"><text:soft-page-break/><text:s text:c="8"/>} <text:s text:c="3"/>}</text:p>
            <text:p text:style-name="P2"><text:s text:c="4"/>public <text:s/>void dijkstra(int[,] komsulukMatrisi,int baslangicKenari,int bitisKenari, int status) <text:span text:style-name="T10">//</text:span><text:span text:style-name="T28">Dijikstra</text:span> <text:s text:c="3"/>{</text:p>
            <text:p text:style-name="P2"><text:s text:c="8"/>int nKenar = komsulukMatrisi.GetLength(0);<text:span text:style-name="T10"> //</text:span><text:span text:style-name="T28">nKenar oluştur ve komşuluk matrisinin 2. kısmının uzunluğunu al</text:span></text:p>
            <text:p text:style-name="P2"><text:s text:c="8"/>int[] enKisaMesafeler = new int[nKenar]; <text:span text:style-name="T10">//</text:span><text:span text:style-name="T28">enKisaMesafeler int tipinde oluştur.</text:span></text:p>
            <text:p text:style-name="P2"><text:s text:c="8"/>bool[] eklenenler = new bool[nKenar];<text:span text:style-name="T10"> // </text:span><text:span text:style-name="T28">eklenenleri tutmak için bool tipinde array oluştur</text:span></text:p>
            <text:p text:style-name="P2"/>
            <text:p text:style-name="P2"><text:s text:c="8"/>for (int sehirIndex = 0; sehirIndex &lt; nKenar; </text:p>
            <text:p text:style-name="P2"><text:s text:c="44"/>sehirIndex++) // <text:span text:style-name="T9">sehirIndex &lt; nKenar olana kadar dön</text:span></text:p>
            <text:p text:style-name="P2"><text:s text:c="8"/>{</text:p>
            <text:p text:style-name="P8"><text:s text:c="12"/>enKisaMesafeler[sehirIndex] = int.MaxValue; <text:span text:style-name="T10"><text:s/>// enKisaMesafeler </text:span><text:span text:style-name="T28"><text:s/>En büyük int yap</text:span></text:p>
            <text:p text:style-name="P2"><text:s text:c="12"/>eklenenler[sehirIndex] = false;<text:span text:style-name="T10"> // </text:span><text:span text:style-name="T28">eklenenler false yap</text:span></text:p>
            <text:p text:style-name="P2"><text:s text:c="8"/>}</text:p>
            <text:p text:style-name="P2"/>
            <text:p text:style-name="P2"><text:s text:c="8"/>enKisaMesafeler[baslangicKenari] = 0; <text:span text:style-name="T10">//</text:span><text:span text:style-name="T28">enKısaMesafeler 0 yap</text:span></text:p>
            <text:p text:style-name="P2"><text:s text:c="8"/>int[] parents = new int[nKenar]; <text:span text:style-name="T10">//</text:span><text:span text:style-name="T28">komşular arrayi oluştur</text:span></text:p>
            <text:p text:style-name="P2"><text:s text:c="8"/>parents[baslangicKenari] = NO_PARENT; <text:span text:style-name="T10"><text:s/>// </text:span><text:span text:style-name="T28">komşular arrayinde başlangıç kenarını -1 yap.</text:span></text:p>
            <text:p text:style-name="P2"><text:s text:c="8"/>for (int i = 1; i &lt; nKenar; i++) <text:span text:style-name="T10">// </text:span><text:span text:style-name="T28">1 den başlayıp nkenar kadar dön</text:span> <text:s text:c="7"/>{</text:p>
            <text:p text:style-name="P2"><text:s text:c="12"/>int enYakinKenar = -1; <text:s/></text:p>
            <text:p text:style-name="P2"><text:s text:c="12"/>int EnKisaMesafe = int.MaxValue;</text:p>
            <text:p text:style-name="P2"><text:s text:c="12"/>for (int sehirIndex = 0;</text:p>
            <text:p text:style-name="P2"><text:s text:c="20"/>sehirIndex &lt; nKenar;<text:span text:style-name="T10"> // </text:span><text:span text:style-name="T28">sehirIndex nKenar olana kadar dön.</text:span></text:p>
            <text:p text:style-name="P2"><text:s text:c="20"/>sehirIndex++)</text:p>
            <text:p text:style-name="P2"><text:s text:c="12"/>{</text:p>
            <text:p text:style-name="P2"><text:s text:c="16"/>if (!eklenenler[sehirIndex] &amp;&amp;</text:p>
            <text:p text:style-name="P2"><text:s text:c="20"/>enKisaMesafeler[sehirIndex] &lt;</text:p>
            <text:p text:style-name="P8"><text:s text:c="20"/>EnKisaMesafe) //<text:span text:style-name="T9">eklenenler false ve enKisaMesafeler[sehirIndex] &lt; enKisaMesafe ise</text:span></text:p>
            <text:p text:style-name="P2"><text:s text:c="16"/>{</text:p>
            <text:p text:style-name="P2"><text:s text:c="20"/>enYakinKenar = sehirIndex; </text:p>
            <text:p text:style-name="P2"><text:s text:c="20"/>EnKisaMesafe = enKisaMesafeler[sehirIndex];</text:p>
            <text:p text:style-name="P2"><text:s text:c="16"/>} <text:s text:c="11"/>}</text:p>
            <text:p text:style-name="P2"/>
            <text:p text:style-name="P2"><text:s text:c="16"/>eklenenler[enYakinKenar] = true; <text:span text:style-name="T10">// </text:span><text:span text:style-name="T28">eklenenler[enYakınKenar] true yap</text:span></text:p>
            <text:p text:style-name="P2"><text:s text:c="12"/>for (int sehirIndex = 0;</text:p>
            <text:p text:style-name="P2"><text:s text:c="20"/>sehirIndex &lt; nKenar;</text:p>
            <text:p text:style-name="P2"><text:s text:c="20"/>sehirIndex++) <text:span text:style-name="T10">// </text:span><text:span text:style-name="T28">sehirIndex &lt; nKenar olana kadar dön</text:span></text:p>
            <text:p text:style-name="P2"><text:s text:c="12"/>{</text:p>
            <text:p text:style-name="P2"><text:s text:c="16"/>int kenarMesafesi = komsulukMatrisi[enYakinKenar, sehirIndex];</text:p>
            <text:p text:style-name="P42"><text:s text:c="16"/>if (kenarMesafesi &gt; 0 <text:s text:c="2"/>&amp;&amp; ((EnKisaMesafe + kenarMesafesi) &lt;</text:p>
            <text:p text:style-name="P8"><text:s text:c="24"/>enKisaMesafeler[sehirIndex])) <text:span text:style-name="T10">//</text:span><text:span text:style-name="T28">kenarMesafesi &gt; 0 ve ((EnKisaMesafe + kenarMesafesi) &lt;</text:span><text:span text:style-name="T10"> <text:s text:c="3"/>enKisaMesafeler[sehirIndex]) </text:span><text:span text:style-name="T28">ise</text:span></text:p>
            <text:p text:style-name="P2"><text:soft-page-break/><text:s text:c="16"/>{</text:p>
            <text:p text:style-name="P2"><text:s text:c="20"/>parents[sehirIndex] = enYakinKenar; </text:p>
            <text:p text:style-name="P2"><text:s text:c="20"/>enKisaMesafeler[sehirIndex] = EnKisaMesafe +</text:p>
            <text:p text:style-name="P2"><text:s text:c="52"/>kenarMesafesi;</text:p>
            <text:p text:style-name="P2"><text:s text:c="16"/>} <text:s text:c="11"/>} <text:s text:c="7"/>}</text:p>
            <text:p text:style-name="P2"><text:s text:c="8"/>cozumuEkranaYaz(baslangicKenari, enKisaMesafeler, parents,bitisKenari,status);<text:span text:style-name="T10">//</text:span><text:span text:style-name="T28">cozumuEkranaYaz</text:span></text:p>
            <text:p text:style-name="P2"><text:s text:c="4"/>}</text:p>
            <text:p text:style-name="P2"><text:s text:c="4"/>public <text:s/>void cozumuEkranaYaz(int baslangicKenari,</text:p>
            <text:p text:style-name="P2"><text:s text:c="36"/>int[] mesafeler,</text:p>
            <text:p text:style-name="P2"><text:s text:c="36"/>int[] parents,</text:p>
            <text:p text:style-name="P2"><text:s text:c="36"/>int bitisKenari,</text:p>
            <text:p text:style-name="P2"><text:s text:c="36"/>int status)</text:p>
            <text:p text:style-name="P2"><text:s text:c="4"/>{</text:p>
            <text:p text:style-name="P2"><text:s text:c="8"/>int nKenar = mesafeler.Length;<text:span text:style-name="T10"> //</text:span><text:span text:style-name="T28">mesafeler uzunlugunu nKenar Ekle</text:span></text:p>
            <text:p text:style-name="P2"><text:s text:c="8"/>for (int sehirIndex = 0; sehirIndex &lt; nKenar; sehirIndex++) <text:span text:style-name="T10">// </text:span><text:span text:style-name="T28">sehirIndex &lt; nKenar olana kadar dön</text:span> <text:s text:c="7"/>{</text:p>
            <text:p text:style-name="P2"><text:s text:c="12"/>if (sehirIndex != baslangicKenari &amp;&amp; sehirIndex == bitisKenari) <text:s text:c="11"/>{</text:p>
            <text:p text:style-name="P2"><text:s text:c="16"/>arananSehirMesafeleri.Add(mesafeler[bitisKenari]);</text:p>
            <text:p text:style-name="P2"><text:s text:c="16"/>cozumYolunuEkranaYaz(sehirIndex, parents); <text:span text:style-name="T28"><text:s/></text:span></text:p>
            <text:p text:style-name="P2"><text:s text:c="12"/>} <text:s text:c="7"/>} <text:s text:c="3"/>}</text:p>
            <text:p text:style-name="P2"><text:s text:c="4"/>public <text:s/>void cozumYolunuEkranaYaz(int gecerliKenar,int[] parents)</text:p>
            <text:p text:style-name="P2"><text:s text:c="4"/>{</text:p>
            <text:p text:style-name="P2"><text:s text:c="8"/>if (gecerliKenar == NO_PARENT)</text:p>
            <text:p text:style-name="P2"><text:s text:c="12"/>return;</text:p>
            <text:p text:style-name="P2"><text:s text:c="8"/>cozumYolunuEkranaYaz(parents[gecerliKenar], parents);</text:p>
            <text:p text:style-name="P2"><text:s text:c="8"/>kenarlar.Add(gecerliKenar);</text:p>
            <text:p text:style-name="P2"><text:s text:c="4"/>} }</text:p>
          </table:table-cell>
        </table:table-row>
      </table:table>
      <text:h text:style-name="P25" text:outline-level="1"><text:bookmark-start text:name="__RefHeading___Toc2056_2738574670"/><text:span text:style-name="T52">Form Ekranları</text:span><text:bookmark-end text:name="__RefHeading___Toc2056_2738574670"/></text:h>
      <text:h text:style-name="P30" text:outline-level="2"><text:bookmark-start text:name="__RefHeading___Toc2061_2738574670"/>Gezgin-kargo-takip-problemi<text:bookmark-end text:name="__RefHeading___Toc2061_2738574670"/></text:h>
      <table:table table:name="gezgin-kargo-takip-problemi-tablo" table:style-name="gezgin-kargo-takip-problemi-tablo" table:template-name="Varsayılan Biçem">
        <table:table-column table:style-name="gezgin-kargo-takip-problemi-tablo.A"/>
        <table:table-row table:style-name="gezgin-kargo-takip-problemi-tablo.1">
          <table:table-cell table:style-name="gezgin-kargo-takip-problemi-tablo.A1" office:value-type="string">
            <text:p text:style-name="P2">namespace ProLab_21 {</text:p>
            <text:p text:style-name="P2"/>
            <text:p text:style-name="P2"><text:s text:c="4"/>public partial class Form1 : Form <text:s text:c="3"/>{</text:p>
            <text:p text:style-name="P2"><text:s text:c="5"/><text:span text:style-name="T10"><text:s/>//</text:span><text:span text:style-name="T29">gerekli değikenlerin tanımlanması</text:span></text:p>
            <text:p text:style-name="P44"><text:s text:c="6"/>//<text:span text:style-name="T42">komşuluk matrisi methodunun çağırılması</text:span></text:p>
            <text:p text:style-name="P2"><text:s text:c="8"/>public Form1() <text:span text:style-name="T43">{</text:span></text:p>
            <text:p text:style-name="P2"><text:s text:c="12"/>InitializeComponent();</text:p>
            <text:p text:style-name="P2"><text:s text:c="12"/>DrawArea = new Bitmap(pictureBox1.Size.Width, pictureBox1.Size.Height);</text:p>
            <text:p text:style-name="P2"><text:soft-page-break/><text:s text:c="12"/><text:span text:style-name="T10">// </text:span><text:span text:style-name="T29">harita ekranının oluşturulması</text:span></text:p>
            <text:p text:style-name="P2"><text:s text:c="11"/><text:span text:style-name="T10"><text:s/>// </text:span><text:span text:style-name="T29">sehir, komşuluk ve kordinat bilgilerinin alınması</text:span></text:p>
            <text:p text:style-name="P44"><text:span text:style-name="T36"><text:s text:c="11"/>// <text:s/></text:span><text:span text:style-name="T38">şehir adlarının checklistbox’a aktarılması</text:span></text:p>
            <text:p text:style-name="P44"><text:s text:c="11"/>// <text:span text:style-name="T42">değişkene komşuluk matrisinin eklenmesi</text:span></text:p>
            <text:p text:style-name="P2"><text:s text:c="8"/>}</text:p>
            <text:p text:style-name="P2"/>
            <text:p text:style-name="P2"><text:s text:c="8"/>private void LabelKonumlandir() <text:s text:c="7"/>{</text:p>
            <text:p text:style-name="P2"><text:s text:c="11"/><text:span text:style-name="T10"><text:s/>// </text:span><text:span text:style-name="T29">Konum işaretci labellerinin konumlarının gizlenmesi</text:span></text:p>
            <text:p text:style-name="P2"><text:s text:c="8"/>}</text:p>
            <text:p text:style-name="P9"><text:s text:c="8"/><text:span text:style-name="T10">// </text:span><text:span text:style-name="T29">yol0 ,yol1 ,yol2 ,yol3 ,yol4 ,yol5 ,tumToplamMesafe dizilerinin oluşturulması</text:span></text:p>
            <text:p text:style-name="P2"><text:s text:c="8"/>private void YolBulClick() <text:s text:c="7"/>{</text:p>
            <text:p text:style-name="P9"><text:s text:c="9"/><text:span text:style-name="T10"><text:s/>// mesafeListesiForm </text:span><text:span text:style-name="T29">undaki listbox2 nin silinmesi</text:span></text:p>
            <text:p text:style-name="P9"><text:s text:c="10"/><text:span text:style-name="T10">// </text:span><text:span text:style-name="T29">yol0 ,yol1 ,yol2 ,yol3 ,yol4 ,yol5 ,tumToplamMesafe verilerinin içindeki verilerin silinmesi</text:span></text:p>
            <text:p text:style-name="P44"><text:s text:c="10"/>// <text:span text:style-name="T42">haritanın temizlenmesi</text:span></text:p>
            <text:p text:style-name="P44"><text:s text:c="10"/>// <text:span text:style-name="T42">yeni haritanın eklenmesi</text:span></text:p>
            <text:p text:style-name="P44"><text:s text:c="10"/>//<text:span text:style-name="T43">labelKonumlandır methodunun çağrılması</text:span></text:p>
            <text:p text:style-name="P44"><text:s text:c="10"/>// <text:span text:style-name="T43">listbox2 temizlenmesi</text:span></text:p>
            <text:p text:style-name="P45"><text:s text:c="10"/>// arananListesiIndis<text:span text:style-name="T43"> temizlenmesi</text:span></text:p>
            <text:p text:style-name="P45"><text:s text:c="10"/>// <text:s/>ArananListesiOlustusur <text:span text:style-name="T43">methodunun çağrılması</text:span></text:p>
            <text:p text:style-name="P45"><text:s text:c="10"/>// <text:s/>YolBul <text:span text:style-name="T43">metoduna arananListesiIndis, komşuluk matrisi ve 0 parametrelerinin gönderilmes</text:span></text:p>
            <text:p text:style-name="P44"><text:s text:c="10"/>// <text:span text:style-name="T43">CheckListbox’da seçilen tüm şehirlerinin seçiminin kaldırılması</text:span></text:p>
            <text:p text:style-name="P45"><text:s text:c="10"/>// yol0.Count &gt; 0 <text:span text:style-name="T43">ve</text:span> yol1.Count &gt; 0 <text:span text:style-name="T43">listbox1’e “Tüm Şehirler” itemi eklenmesi</text:span></text:p>
            <text:p text:style-name="P45"><text:span text:style-name="T36"><text:s text:c="10"/>// yol</text:span><text:span text:style-name="T39">0</text:span><text:span text:style-name="T36">.Count &gt; 0 <text:s/></text:span><text:span text:style-name="T39">listbox1’e “1. Yol” itemi eklenmesi ve 0 numaralı itemi selected edilmesi</text:span></text:p>
            <text:p text:style-name="P45"><text:s text:c="10"/>// yol<text:span text:style-name="T43">1</text:span>.Count &gt; 0 <text:s/><text:span text:style-name="T43">listbox1’e “2. Yol” itemi eklenmesi</text:span></text:p>
            <text:p text:style-name="P45"><text:s text:c="10"/>// yol<text:span text:style-name="T43">2</text:span>.Count &gt; 0 <text:s/><text:span text:style-name="T43">listbox1’e “3. Yol” itemi eklenmesi</text:span></text:p>
            <text:p text:style-name="P45"><text:s text:c="10"/>// yol<text:span text:style-name="T43">3.</text:span>Count &gt; 0 <text:s/><text:span text:style-name="T43">listbox1’e <text:s/>“4. Yol” itemi eklenmesi</text:span></text:p>
            <text:p text:style-name="P45"><text:s text:c="10"/>// yol<text:span text:style-name="T43">4</text:span>.Count &gt; 0 <text:s/><text:span text:style-name="T43">listbox1’e “5. Yol” itemi eklenmesi</text:span></text:p>
            <text:p text:style-name="P44"><text:s text:c="10"/>// EnKisaMesafeyiLabeleYaz <text:span text:style-name="T43">methodunun çağrılması</text:span></text:p>
            <text:p text:style-name="P45"><text:s text:c="10"/>//<text:span text:style-name="T43">yol0’dan büyük ise </text:span><text:s text:c="7"/>dosyaManager <text:span text:style-name="T43">classının </text:span>ciktiDosyasiOlustur <text:span text:style-name="T43">methoduna <text:s text:c="9"/></text:span>sehirManager, arananListesiIndis, yol0, yol1, yol2, yol3, yol4, tumToplamMesafe <text:span text:style-name="T43">parametrelerinin gönderilmesi</text:span></text:p>
            <text:p text:style-name="P2"><text:s text:c="8"/>}</text:p>
            <text:p text:style-name="P2"/>
            <text:p text:style-name="P2"><text:s text:c="8"/>private void EnKisaMesafeyiLabeleYaz() {</text:p>
            <text:p text:style-name="P2"><text:s text:c="11"/><text:span text:style-name="T10"><text:s/>// minMesafe </text:span><text:span text:style-name="T30">ye en büyük int değer atanması</text:span></text:p>
            <text:p text:style-name="P2"><text:s text:c="12"/><text:span text:style-name="T10">//</text:span><text:span text:style-name="T30">tumMesafelerListesinin eleman sayısı kadar dönen bir döngü oluştur var minMesafe en küçüğü bulacak şekilde dön ve bulunan en küçük mesafeyi label5 e yaz.</text:span></text:p>
            <text:p text:style-name="P2"><text:s text:c="8"/>}</text:p>
            <text:p text:style-name="P2"><text:s text:c="8"/>private void ArananListesiOlustusur()</text:p>
            <text:p text:style-name="P42"><text:s text:c="8"/>{</text:p>
            <text:p text:style-name="P42"><text:s text:c="12"/>if (checkedListBox1.CheckedItems.Count &gt; 9 ||checkedListBox1.CheckedItems.Count &lt; 1)</text:p>
            <text:p text:style-name="P36"><text:s text:c="5"/>{ <text:s text:c="8"/><text:span text:style-name="T10"><text:s text:c="3"/>//</text:span><text:span text:style-name="T31">checkListbox da seçilen elemean sayısı eleman sayısı 9 büyükse veya 1 den küçükse ise</text:span></text:p>
            <text:p text:style-name="P2"><text:soft-page-break/><text:s text:c="16"/>richTextBox2.Text = "";<text:span text:style-name="T10"> //</text:span><text:span text:style-name="T31">richTextBox2’yi temizle</text:span></text:p>
            <text:p text:style-name="P2"><text:s text:c="16"/>MessageBox.Show("Limit dışı seçim yaptınız.\nSeçilen il sayısı: " + checkedListBox1.CheckedItems.Count, "Maksimum Sınır Aşıldı", MessageBoxButtons.OK, MessageBoxIcon.Error); <text:span text:style-name="T10">//</text:span><text:span text:style-name="T31">Uyarı mesajı ver</text:span></text:p>
            <text:p text:style-name="P2"><text:s text:c="12"/>}</text:p>
            <text:p text:style-name="P36"><text:span text:style-name="T6"><text:s text:c="12"/>else </text:span><text:span text:style-name="T13"><text:s/>//</text:span><text:span text:style-name="T15">checkListbox da seçilen elemean sayısı eleman sayısı 9 küçükse veya 1 den büyükse</text:span></text:p>
            <text:p text:style-name="P2"><text:s text:c="12"/>{</text:p>
            <text:p text:style-name="P2"><text:s text:c="16"/>listBox2.Items.Add("Kocaeli");<text:span text:style-name="T10"> //</text:span><text:span text:style-name="T31">listBox2 ye Kocaeli’yi ekle</text:span></text:p>
            <text:p text:style-name="P2"><text:s text:c="16"/>mesafeListesiForm.listBox2.Items.Add("Kocaeli"); <text:span text:style-name="T10">//</text:span><text:span text:style-name="T31">MesafeListesi formuna Kocaeliyi Ekle</text:span></text:p>
            <text:p text:style-name="P2"><text:s text:c="16"/>for (int i = 0; i &lt; checkedListBox1.CheckedItems.Count; i++)</text:p>
            <text:p text:style-name="P36"><text:s text:c="16"/>{<text:span text:style-name="T10"> // <text:s/>checkedListBox1 </text:span><text:span text:style-name="T31">seçilen eleman sayısı kadar dön.</text:span></text:p>
            <text:p text:style-name="P2"><text:s text:c="20"/>listBox2.Items.Add(checkedListBox1.CheckedItems[i].ToString());<text:span text:style-name="T10"> //</text:span><text:span text:style-name="T31">Seçilen elemanı listbox2 ye ekle</text:span></text:p>
            <text:p text:style-name="P42"><text:s text:c="20"/>mesafeListesiForm.listBox2.Items.Add(checkedListBox1.CheckedItems[i].ToString());</text:p>
            <text:p text:style-name="P42"><text:s/>arananListesiIndis.Add(sehirManager.GetSehir(checkedListBox1.CheckedItems[i].ToString()).plaka – 1);<text:span text:style-name="T10"> //</text:span><text:span text:style-name="T31">arananListesiIndis listesine gelen şehrin adını ve plakasını ekle</text:span></text:p>
            <text:p text:style-name="P2"><text:s text:c="16"/>}</text:p>
            <text:p text:style-name="P2"><text:s text:c="16"/>listBox2.Items.Add("Kocaeli"); <text:span text:style-name="T10">//</text:span><text:span text:style-name="T31">Kocaeli’yi listbox2 ye ekle</text:span></text:p>
            <text:p text:style-name="P36"><text:s text:c="16"/>mesafeListesiForm.listBox2.Items.Add("Kocaeli"); <text:span text:style-name="T10">//</text:span><text:span text:style-name="T31">Kocaeli’yi mesafeListesiForm <text:s/>listbox2 ye ekle</text:span></text:p>
            <text:p text:style-name="P2"><text:s text:c="12"/>} <text:s text:c="5"/>}</text:p>
            <text:p text:style-name="P2"><text:s text:c="8"/>private void Form1_Load(object sender, EventArgs e) <text:s text:c="4"/>{ <text:s/></text:p>
            <text:p text:style-name="P44"><text:s text:c="12"/>//<text:span text:style-name="T44">Komşuluk matrisini richTextBox’e ekle</text:span></text:p>
            <text:p text:style-name="P44"><text:s text:c="12"/>//<text:span text:style-name="T44">Harita </text:span><text:span text:style-name="T45">resmini pictureBox ekle</text:span></text:p>
            <text:p text:style-name="P37"><text:s text:c="10"/><text:span text:style-name="T10"><text:s/>//lDizi[i] </text:span><text:span text:style-name="T32">arrayini label tipinde 120 tane oluştur. Ve resim olarak konum resmini koy</text:span> <text:s text:c="7"/>}</text:p>
            <text:p text:style-name="P2"/>
            <text:p text:style-name="P2"><text:s text:c="4"/>private void HaritadaCiz(int x,int y,int x1,int y1,int status,int color1,int color2,int color3) <text:s text:c="7"/>{</text:p>
            <text:p text:style-name="P2"><text:s text:c="5"/>SolidBrush Normal = new SolidBrush(Color.FromArgb(color1, color2, color3)); <text:span text:style-name="T10">// </text:span><text:span text:style-name="T32">Normal Kalem</text:span></text:p>
            <text:p text:style-name="P2"><text:s text:c="12"/>SolidBrush Kalin = new SolidBrush(Color.FromArgb(0, 175, 0));<text:span text:style-name="T10"> // </text:span><text:span text:style-name="T32">Kalın Kalem</text:span></text:p>
            <text:p text:style-name="P2"><text:s text:c="12"/>Pen mypen = new Pen(Kalin, 2);<text:span text:style-name="T10"> // </text:span><text:span text:style-name="T32">Kalem oluştur ve Kalin ozellige sahip olsun</text:span></text:p>
            <text:p text:style-name="P2"><text:s text:c="13"/>// <text:span text:style-name="T45">Gelen Paramaetre 0 ise peni Normal Pen yap</text:span></text:p>
            <text:p text:style-name="P37"><text:span text:style-name="T36"><text:s text:c="14"/>// </text:span><text:span text:style-name="T40">Gelen Paramaetre 1 ise peni Kalin Pen yap</text:span></text:p>
            <text:p text:style-name="P2"><text:s text:c="12"/>g.DrawLine(mypen, x, y, x1, y1)<text:span text:style-name="T10">; // </text:span><text:span text:style-name="T32">Kordinatları çiz</text:span> <text:s text:c="4"/>}</text:p>
            <text:p text:style-name="P2"><text:s text:c="8"/>private void YolBul(List&lt;Int32&gt; arananIndisListesi,int[,] matris,int tur) <text:s text:c="4"/>{</text:p>
            <text:p text:style-name="P2"><text:s text:c="12"/>int[,] newMatris = new int[81, 81]; <text:span text:style-name="T10">// </text:span><text:span text:style-name="T33">81,81 lik yeni bir array oluştur</text:span></text:p>
            <text:p text:style-name="P2"><text:s text:c="11"/>//<text:span text:style-name="T46">kMatris deki verileri newMatris’e aktar</text:span></text:p>
            <text:p text:style-name="P2"><text:s text:c="12"/>List&lt;Int32&gt; arananIndisListesiCopy = new List&lt;int&gt;(); <text:span text:style-name="T10">//</text:span><text:span text:style-name="T33">arananIndis bir kopyasını oluştur ve verileri ona kopyala</text:span> <text:s text:c="2"/></text:p>
            <text:p text:style-name="P2"><text:s text:c="12"/>if (tur &lt; 5) <text:span text:style-name="T10">// </text:span><text:span text:style-name="T33">tur sayısı 5’den küçükse</text:span> <text:s text:c="9"/>{</text:p>
            <text:p text:style-name="P2"><text:s text:c="16"/>YolBulucu t = new YolBulucu(); <text:span text:style-name="T10">//</text:span><text:span text:style-name="T33">yolBulucu tipinde bir nesne oluştur.</text:span></text:p>
            <text:p text:style-name="P2"><text:s text:c="12"/>t.topluDijikstra(newMatris, 40, arananIndisListesiCopy, 0); <text:span text:style-name="T10">// </text:span><text:span text:style-name="T33">bu nesnenin topluDijikstrasını verileri gönder</text:span></text:p>
            <text:p text:style-name="P2"><text:soft-page-break/><text:s text:c="12"/>richTextBox2.Text += sehirManager.GetSehir(41).sehirAdi +"("+ sehirManager.GetSehir(41).plaka.ToString()+") ";<text:span text:style-name="T10"> // </text:span><text:span text:style-name="T33">Bulunan yolları richTextbox’e ekle</text:span></text:p>
            <text:p text:style-name="P2"><text:s text:c="12"/>for (int i = 0; i &lt; t.tamYol.Count; i++) <text:span text:style-name="T10">// </text:span><text:span text:style-name="T33">tamyol uzunluğu kadar dön</text:span> <text:s text:c="6"/>{</text:p>
            <text:p text:style-name="P46"><text:s text:c="15"/>//<text:span text:style-name="T46">tur sayısı 0 ise yol0 verileri ekle</text:span></text:p>
            <text:p text:style-name="P46"><text:s text:c="15"/>//<text:span text:style-name="T46">tur sayısı 1 ise yol1 verileri ekle</text:span></text:p>
            <text:p text:style-name="P46"><text:s text:c="15"/>//<text:span text:style-name="T46">tur sayısı 2 ise yol2 verileri ekle</text:span></text:p>
            <text:p text:style-name="P46"><text:s text:c="15"/>//<text:span text:style-name="T46">tur sayısı 3 ise yol3 verileri ekle</text:span></text:p>
            <text:p text:style-name="P46"><text:s text:c="15"/>//<text:span text:style-name="T46">tur sayısı 4 ise yol4 verileri ekle</text:span></text:p>
            <text:p text:style-name="P44"><text:s text:c="15"/>// <text:span text:style-name="T46">Dsehir tipinde oncekiSehirBilgisi değişkenini oluştur.</text:span></text:p>
            <text:p text:style-name="P44"><text:s text:c="15"/>// <text:span text:style-name="T46">I == 0 ise oncekiSehirBilgisine Kocaeliyi ekle</text:span></text:p>
            <text:p text:style-name="P46"><text:s text:c="15"/>// <text:span text:style-name="T46">I != 0 ise tamYol verisinden gelen indisi sehir olarak bul ve <text:s/>oncekiSehirBilgisine ekle</text:span></text:p>
            <text:p text:style-name="P44"><text:s text:c="15"/>// <text:span text:style-name="T46">richTextBox verileri yaz</text:span> </text:p>
            <text:p text:style-name="P2"><text:s text:c="8"/>}</text:p>
            <text:p text:style-name="P44"><text:s text:c="15"/>//<text:span text:style-name="T46">Bulunan yolla ilgili mesafe değerini richTextBox ekle</text:span></text:p>
            <text:p text:style-name="P46"><text:s text:c="15"/>// tumToplamMesafe <text:span text:style-name="T46">listesine bulunan mesafeyi ekle</text:span></text:p>
            <text:p text:style-name="P2"><text:s text:c="14"/><text:span text:style-name="T10">//</text:span><text:span text:style-name="T33">tamYol uzunluğu 5 &gt;= ise </text:span></text:p>
            <text:p text:style-name="P2"><text:s text:c="12"/>{</text:p>
            <text:p text:style-name="P2"><text:s text:c="16"/>BurayaDon: <text:span text:style-name="T10">//</text:span><text:span text:style-name="T33">goto oluştur.</text:span></text:p>
            <text:p text:style-name="P2"><text:s text:c="16"/>Random random = new Random();<text:span text:style-name="T10"> //</text:span><text:span text:style-name="T33">Random tipinde bir nesne oluştur</text:span></text:p>
            <text:p text:style-name="P2"><text:span text:style-name="T6"><text:s text:c="15"/></text:span><text:span text:style-name="T13"><text:s/>//</text:span><text:span text:style-name="T16">sayi tipinde bir int değişken oluştur ve random aralığı tamYol listesinin uzunluğı kadar olsun</text:span></text:p>
            <text:p text:style-name="P38"><text:s text:c="16"/>for(int i = 0; i&lt; arananListesiIndis.Count;i++)<text:span text:style-name="T10"> // <text:s/>arananListesiIndis </text:span><text:span text:style-name="T33">uzunluğu kadar dön</text:span></text:p>
            <text:p text:style-name="P2"><text:s text:c="20"/><text:span text:style-name="T10">//</text:span><text:span text:style-name="T33">tamYol[sayi] ile arananListesi[i] birbirlerine eşit ise goto ya git</text:span></text:p>
            <text:p text:style-name="P2"><text:s text:c="21"/><text:span text:style-name="T10">//</text:span><text:span text:style-name="T34">newMatris de o alanı 0 ile değiştir</text:span></text:p>
            <text:p text:style-name="P39"><text:s text:c="21"/><text:span text:style-name="T10">//</text:span><text:span text:style-name="T34">yolBul methoduna git <text:s/>params (arananListesiIndis, newMatris, tur + 1)</text:span></text:p>
            <text:p text:style-name="P2"><text:s text:c="12"/>} <text:s text:c="11"/>} <text:s text:c="7"/>}</text:p>
            <text:p text:style-name="P2"/>
            <text:p text:style-name="P2"><text:s text:c="8"/>private void YolCizClick() <text:s text:c="7"/>{</text:p>
            <text:p text:style-name="P2"><text:s text:c="10"/><text:span text:style-name="T10"><text:s/>//</text:span><text:span text:style-name="T34">Mesafe listesindeki listboxları ve labelleri temizle</text:span></text:p>
            <text:p text:style-name="P2"><text:span text:style-name="T34"><text:s text:c="11"/>//tabPage5 sayfasına direk git.</text:span></text:p>
            <text:p text:style-name="P2"><text:span text:style-name="T34"><text:s text:c="11"/>//haritayı temizle ve yeniden oluştur.</text:span></text:p>
            <text:p text:style-name="P2"><text:s text:c="7"/><text:span text:style-name="T10"><text:s text:c="4"/>// </text:span><text:span text:style-name="T34">labelKonumlandir metodunu çağır</text:span><text:span text:style-name="T10"> </text:span></text:p>
            <text:p text:style-name="P47"><text:s text:c="11"/>// listBox1 <text:span text:style-name="T47">de seçilen bir item yok ise hata mesajı ver</text:span></text:p>
            <text:p text:style-name="P2"><text:span text:style-name="T10"><text:s text:c="11"/>// </text:span><text:span text:style-name="T34">varsa</text:span> <text:s text:c="11"/>{</text:p>
            <text:p text:style-name="P2"><text:s text:c="16"/>int tempIndex = 0; <text:s/>//<text:span text:style-name="T47">tempIndex değişkeni oluştur</text:span></text:p>
            <text:p text:style-name="P2"><text:s text:c="16"/>List&lt;Int32&gt; temp = new List&lt;int&gt;(); // <text:span text:style-name="T47">temp listesi oluştur</text:span></text:p>
            <text:p text:style-name="P47"><text:s text:c="15"/>//<text:span text:style-name="T47">Listbox1 seçilen item = “1Yol” ise temp’e yol0’ı eşitle mesafelerList form <text:s/>label5’ine 1.yol yaz ve tempIndex 0 yap</text:span></text:p>
            <text:p text:style-name="P47"/>
            <text:p text:style-name="P54"><text:span text:style-name="T13"><text:s text:c="15"/>//</text:span><text:span text:style-name="T17">Listbox2 seçilen item = “2.Yol” ise temp’e yol0’ı eşitle mesafelerList form <text:s/>label5’ine 2.yol yaz ve tempIndex 1 yap</text:span></text:p>
            <text:p text:style-name="P47"/>
            <text:p text:style-name="P54"><text:soft-page-break/><text:span text:style-name="T13"><text:s text:c="15"/>//</text:span><text:span text:style-name="T17">Listbox1 seçilen item = “3.Yol” ise temp’e yol0’ı eşitle mesafelerList form <text:s/>label5’ine 3.yol yaz ve tempIndex 2 yap</text:span></text:p>
            <text:p text:style-name="P47"/>
            <text:p text:style-name="P54"><text:span text:style-name="T13"><text:s text:c="15"/>//</text:span><text:span text:style-name="T17">Listbox1 seçilen item = “4.Yol” ise temp’e yol0’ı eşitle mesafelerList form <text:s/>label5’ine 4.yol <text:s/>yaz ve tempIndex 3 yap</text:span></text:p>
            <text:p text:style-name="P47"><text:s/></text:p>
            <text:p text:style-name="P54"><text:span text:style-name="T13"><text:s text:c="15"/>//</text:span><text:span text:style-name="T17">Listbox1 seçilen item = “5.Yol” ise temp’e yol0’ı eşitle mesafelerList form <text:s/>label5’ine 5.yol yaz ve tempIndex 4 yap</text:span></text:p>
            <text:p text:style-name="P39"><text:span text:style-name="T10"><text:s text:c="15"/>//</text:span><text:span text:style-name="T34">Listbox1 seçilen item = “Tüm Yollar” ise TumYollarCiz metodunu çağır.</text:span></text:p>
            <text:p text:style-name="P2"><text:s text:c="14"/><text:span text:style-name="T10"><text:s/>//</text:span><text:span text:style-name="T34">Listbox1 hiçbiri değişse hata mesajı var</text:span></text:p>
            <text:p text:style-name="P2"/>
            <text:p text:style-name="P39"><text:span text:style-name="T10"><text:s text:c="20"/>//</text:span><text:span text:style-name="T34">Listbox1 seçilen item != “Tüm Yollar” ise </text:span><text:s text:c="12"/>{ </text:p>
            <text:p text:style-name="P2"><text:s text:c="19"/><text:span text:style-name="T10">//</text:span><text:span text:style-name="T35">temp uzunluğu kadar dön</text:span> <text:s text:c="2"/>{</text:p>
            <text:p text:style-name="P2"><text:s text:c="18"/><text:span text:style-name="T10">//</text:span><text:span text:style-name="T35">OncekiSehir bilgisi değişkeni oluştur</text:span></text:p>
            <text:p text:style-name="P2"><text:s text:c="16"/><text:span text:style-name="T10"><text:s/>//</text:span><text:span text:style-name="T35">i = 0 ise OncekiSehirBilgisi’ne Kocaeliyi Ekle</text:span></text:p>
            <text:p text:style-name="P48"><text:s text:c="17"/>//<text:span text:style-name="T48">i != 0 ise <text:s/>OncekiSehirBilgisi’ne temp deki datayı ekle</text:span></text:p>
            <text:p text:style-name="P48"><text:s text:c="17"/>// mesafeListesiForm’<text:span text:style-name="T48">un listbox’ina <text:s/>şehir adlarını ekle</text:span></text:p>
            <text:p text:style-name="P48"><text:s text:c="17"/>//<text:span text:style-name="T48">HaritadaCiz metoduna git params(OncekiSehirBilgisi.kordinatX, OncekiSehirBilgisi.kordinatY, sehirBilgisi.kordinatX, sehirBilgisi.kordinatY,0, 29, 53, 87)</text:span></text:p>
            <text:p text:style-name="P40"><text:s text:c="15"/><text:span text:style-name="T10"><text:s/>//lDizi[i] </text:span><text:span text:style-name="T35">konumunu sehirin konumu yap.</text:span> <text:s text:c="15"/>}</text:p>
            <text:p text:style-name="P44"><text:s text:c="16"/>//<text:span text:style-name="T48">mesafeListesi nin label2 sine mesafeyi yaz ve mesafeListesi formunu ShowDialog tipinde aç.</text:span></text:p>
            <text:p text:style-name="P2"><text:s text:c="12"/>} <text:s text:c="11"/>} <text:s text:c="7"/>}</text:p>
            <text:p text:style-name="P2"><text:s text:c="8"/>private void TumYollarCiz()</text:p>
            <text:p text:style-name="P41"><text:s text:c="8"/>{</text:p>
            <text:p text:style-name="P49"><text:s text:c="12"/>//<text:span text:style-name="T49">yol0 uzunluğu kadar dön</text:span></text:p>
            <text:p text:style-name="P49"><text:s text:c="18"/>DSehir OncekiSehirBilgisi; //<text:span text:style-name="T48">OncekiSehir bilgisi değişkeni oluştur</text:span></text:p>
            <text:p text:style-name="P49"><text:s text:c="17"/>//<text:span text:style-name="T48">i = 0 ise OncekiSehirBilgisi’ne Kocaeliyi Ekle</text:span></text:p>
            <text:p text:style-name="P49"><text:s text:c="17"/>//<text:span text:style-name="T48">i != 0 ise <text:s/>OncekiSehirBilgisi’ne temp deki datayı ekle</text:span></text:p>
            <text:p text:style-name="P49"><text:s text:c="16"/>// tumToplamMesafe[0]== minMesafe <text:span text:style-name="T49">ise kalın çiz ve labelleri konumlandır.</text:span></text:p>
            <text:p text:style-name="P52"><text:span text:style-name="T41"><text:s text:c="16"/>// tumToplamMesafe[0]!= minMesafe ise normal çiz</text:span></text:p>
            <text:p text:style-name="P52"><text:span text:style-name="T41"/></text:p>
            <text:p text:style-name="P49"><text:s text:c="12"/>//<text:span text:style-name="T49">yol1 uzunluğu kadar dön</text:span></text:p>
            <text:p text:style-name="P49"><text:s text:c="18"/>DSehir OncekiSehirBilgisi; //<text:span text:style-name="T48">OncekiSehir bilgisi değişkeni oluştur</text:span></text:p>
            <text:p text:style-name="P49"><text:s text:c="17"/>//<text:span text:style-name="T48">i = 0 ise OncekiSehirBilgisi’ne Kocaeliyi Ekle</text:span></text:p>
            <text:p text:style-name="P49"><text:s text:c="17"/>//<text:span text:style-name="T48">i != 0 ise <text:s/>OncekiSehirBilgisi’ne temp deki datayı ekle</text:span></text:p>
            <text:p text:style-name="P49"><text:s text:c="16"/>// tumToplamMesafe[0]== minMesafe <text:span text:style-name="T49">ise kalın çiz ve labelleri konumlandır.</text:span></text:p>
            <text:p text:style-name="P52"><text:span text:style-name="T41"><text:s text:c="16"/>// tumToplamMesafe[0]!= minMesafe ise normal çiz</text:span></text:p>
            <text:p text:style-name="P52"><text:span text:style-name="T41"/></text:p>
            <text:p text:style-name="P49"><text:s text:c="12"/>//<text:span text:style-name="T49">yol2 uzunluğu kadar dön</text:span></text:p>
            <text:p text:style-name="P49"><text:s text:c="18"/>DSehir OncekiSehirBilgisi; //<text:span text:style-name="T48">OncekiSehir bilgisi değişkeni oluştur</text:span></text:p>
            <text:p text:style-name="P49"><text:s text:c="17"/>//<text:span text:style-name="T48">i = 0 ise OncekiSehirBilgisi’ne Kocaeliyi Ekle</text:span></text:p>
            <text:p text:style-name="P49"><text:soft-page-break/><text:s text:c="17"/>//<text:span text:style-name="T48">i != 0 ise <text:s/>OncekiSehirBilgisi’ne temp deki datayı ekle</text:span></text:p>
            <text:p text:style-name="P49"><text:s text:c="16"/>// tumToplamMesafe[0]== minMesafe <text:span text:style-name="T49">ise kalın çiz ve labelleri konumlandır.</text:span></text:p>
            <text:p text:style-name="P52"><text:span text:style-name="T41"><text:s text:c="16"/>// tumToplamMesafe[0]!= minMesafe ise normal çiz</text:span></text:p>
            <text:p text:style-name="P52"><text:span text:style-name="T41"/></text:p>
            <text:p text:style-name="P49"><text:s text:c="12"/>//<text:span text:style-name="T49">yol3 uzunluğu kadar dön</text:span></text:p>
            <text:p text:style-name="P49"><text:s text:c="18"/>DSehir OncekiSehirBilgisi; //<text:span text:style-name="T48">OncekiSehir bilgisi değişkeni oluştur</text:span></text:p>
            <text:p text:style-name="P49"><text:s text:c="17"/>//<text:span text:style-name="T48">i = 0 ise OncekiSehirBilgisi’ne Kocaeliyi Ekle</text:span></text:p>
            <text:p text:style-name="P49"><text:s text:c="17"/>//<text:span text:style-name="T48">i != 0 ise <text:s/>OncekiSehirBilgisi’ne temp deki datayı ekle</text:span></text:p>
            <text:p text:style-name="P49"><text:s text:c="16"/>// tumToplamMesafe[0]== minMesafe <text:span text:style-name="T49">ise kalın çiz ve labelleri konumlandır.</text:span></text:p>
            <text:p text:style-name="P52"><text:span text:style-name="T41"><text:s text:c="16"/>// tumToplamMesafe[0]!= minMesafe ise normal çiz</text:span></text:p>
            <text:p text:style-name="P52"><text:span text:style-name="T41"/></text:p>
            <text:p text:style-name="P49"><text:s text:c="12"/>//<text:span text:style-name="T49">yol4 uzunluğu kadar dön</text:span></text:p>
            <text:p text:style-name="P49"><text:s text:c="18"/>DSehir OncekiSehirBilgisi; //<text:span text:style-name="T48">OncekiSehir bilgisi değişkeni oluştur</text:span></text:p>
            <text:p text:style-name="P49"><text:s text:c="17"/>//<text:span text:style-name="T48">i = 0 ise OncekiSehirBilgisi’ne Kocaeliyi Ekle</text:span></text:p>
            <text:p text:style-name="P49"><text:s text:c="17"/>//<text:span text:style-name="T48">i != 0 ise <text:s/>OncekiSehirBilgisi’ne temp deki datayı ekle</text:span></text:p>
            <text:p text:style-name="P49"><text:s text:c="16"/>// tumToplamMesafe[0]== minMesafe <text:span text:style-name="T49">ise kalın çiz ve labelleri konumlandır.</text:span></text:p>
            <text:p text:style-name="P52"><text:span text:style-name="T41"><text:s text:c="16"/>// tumToplamMesafe[0]!= minMesafe ise normal çiz</text:span></text:p>
            <text:p text:style-name="P41"><text:s text:c="10"/></text:p>
            <text:p text:style-name="P49"><text:s text:c="15"/>//<text:span text:style-name="T49">enKisa mesayi <text:s/>mesafeListesiForm’ye yaz en kisa yolu <text:s text:c="2"/>mesafeListesiForm listbox1 ekle gidilecek yolu <text:s/>mesafeListesiForm listbox2 ekle</text:span></text:p>
            <text:p text:style-name="P49"><text:s text:c="13"/>// <text:span text:style-name="T49">mesafeListesiForm showDialog tipinde aç </text:span><text:span text:style-name="T5">}</text:span></text:p>
            <text:p text:style-name="P49"><text:span text:style-name="T5"/></text:p>
            <text:p text:style-name="P33"><text:s text:c="3"/>private void YolBulBtn_Click(object sender, EventArgs e) <text:s text:c="7"/>{ <text:s text:c="11"/>YolBulClick(); <text:s text:c="7"/>}</text:p>
            <text:p text:style-name="P41"><text:s text:c="3"/>private void YolCizBtn_Click(object sender, EventArgs e) <text:s text:c="7"/>{ <text:s text:c="7"/>YolCizClick(); <text:s text:c="7"/>} <text:s text:c="3"/>} }</text:p>
          </table:table-cell>
        </table:table-row>
      </table:table>
      <text:p text:style-name="P55"/>
      <text:h text:style-name="P31" text:outline-level="2">yol-bilgileri</text:h>
      <table:table table:name="yol-bilgileri" table:style-name="yol-bilgileri" table:template-name="Varsayılan Biçem">
        <table:table-column table:style-name="yol-bilgileri.A"/>
        <table:table-row>
          <table:table-cell table:style-name="yol-bilgileri.A1" office:value-type="string">
            <text:p text:style-name="P50">//Bu form üzerinde kod yazılmadı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>
        <style:tab-stops/>
      </style:paragraph-properties>
      <style:text-properties style:font-name="Arial" fo:font-family="Arial" style:font-style-name="Normal" style:font-family-generic="swiss" style:font-pitch="variable" fo:font-size="8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fo:text-align="center" style:justify-single-word="false" style:page-number="auto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text:number-lines="true" text:line-number="1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9pt"/>
    </style:style>
    <style:style style:name="Tablo_20_İçeriği_20_Kalın" style:display-name="Tablo İçeriği Kalın" style:family="paragraph" style:parent-style-name="Table_20_Contents">
      <style:text-properties fo:font-weight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Varsayılan_20_Biçem.1" style:display-name="Varsayılan Biçem.1" style:family="table-cell">
      <style:table-cell-properties fo:border-left="0.51pt solid #000000" fo:border-top="0.51pt solid #000000" fo:border-bottom="0.51pt solid #000000"/>
    </style:style>
    <style:style style:name="Varsayılan_20_Biçem.2" style:display-name="Varsayılan Biçem.2" style:family="table-cell">
      <style:table-cell-properties fo:border-left="0.51pt solid #000000" fo:border-bottom="0.51pt solid #000000"/>
    </style:style>
    <style:style style:name="Varsayılan_20_Biçem.3" style:display-name="Varsayılan Biçem.3" style:family="table-cell">
      <style:table-cell-properties fo:border-left="0.51pt solid #000000" fo:border-bottom="0.51pt solid #000000"/>
    </style:style>
    <style:style style:name="Varsayılan_20_Biçem.4" style:display-name="Varsayılan Biçem.4" style:family="table-cell">
      <style:table-cell-properties fo:border-left="0.51pt solid #000000" fo:border-right="0.51pt solid #000000" fo:border-bottom="0.51pt solid #000000"/>
    </style:style>
    <style:style style:name="Varsayılan_20_Biçem.5" style:display-name="Varsayılan Biçem.5" style:family="table-cell">
      <style:table-cell-properties fo:border-left="0.51pt solid #000000" fo:border-bottom="0.51pt solid #000000"/>
    </style:style>
    <style:style style:name="Varsayılan_20_Biçem.6" style:display-name="Varsayılan Biçem.6" style:family="table-cell">
      <style:table-cell-properties fo:border-left="0.51pt solid #000000" fo:border-bottom="0.51pt solid #000000"/>
    </style:style>
    <style:style style:name="Varsayılan_20_Biçem.7" style:display-name="Varsayılan Biçem.7" style:family="table-cell">
      <style:table-cell-properties fo:border-left="0.51pt solid #000000" fo:border-bottom="0.51pt solid #000000"/>
    </style:style>
    <style:style style:name="Varsayılan_20_Biçem.8" style:display-name="Varsayılan Biçem.8" style:family="table-cell">
      <style:table-cell-properties fo:border-left="0.51pt solid #000000" fo:border-bottom="0.51pt solid #000000"/>
    </style:style>
    <style:style style:name="Varsayılan_20_Biçem.9" style:display-name="Varsayılan Biçem.9" style:family="table-cell">
      <style:table-cell-properties fo:border-left="0.51pt solid #000000" fo:border-bottom="0.51pt solid #000000"/>
    </style:style>
    <style:style style:name="Varsayılan_20_Biçem.10" style:display-name="Varsayılan Biçem.10" style:family="table-cell">
      <style:table-cell-properties fo:border-left="0.51pt solid #000000" fo:border-right="0.51pt solid #000000" fo:border-bottom="0.51pt solid #000000"/>
    </style:style>
    <style:style style:name="Varsayılan_20_Biçem.11" style:display-name="Varsayılan Biçem.11" style:family="table-cell">
      <style:table-cell-properties fo:border-left="0.51pt solid #000000" fo:border-top="0.51pt solid #000000" fo:border-bottom="0.51pt solid #000000"/>
    </style:style>
    <style:style style:name="Varsayılan_20_Biçem.12" style:display-name="Varsayılan Biçem.12" style:family="table-cell">
      <style:table-cell-properties fo:border-left="0.51pt solid #000000" fo:border-right="0.51pt solid #000000" fo:border-top="0.51pt solid #000000" fo:border-bottom="0.51pt solid #000000"/>
    </style:style>
    <style:style style:name="Varsayılan_20_Biçem.13" style:display-name="Varsayılan Biçem.13" style:family="table-cell">
      <style:table-cell-properties fo:border-left="0.51pt solid #000000" fo:border-bottom="0.51pt solid #000000"/>
    </style:style>
    <style:style style:name="Varsayılan_20_Biçem.14" style:display-name="Varsayılan Biçem.14" style:family="table-cell">
      <style:table-cell-properties fo:border-left="0.51pt solid #000000" fo:border-right="0.51pt solid #000000" fo:border-bottom="0.51pt solid #000000"/>
    </style:style>
    <style:style style:name="Varsayılan_20_Biçem.15" style:display-name="Varsayılan Biçem.15" style:family="table-cell">
      <style:table-cell-properties fo:border-left="0.51pt solid #000000" fo:border-top="0.51pt solid #000000" fo:border-bottom="0.51pt solid #000000"/>
    </style:style>
    <style:style style:name="Varsayılan_20_Biçem.16" style:display-name="Varsayılan Biçem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Varsayılan_20_Biçem.1"/>
      <table:last-row table:style-name="Varsayılan_20_Biçem.2"/>
      <table:first-column table:style-name="Varsayılan_20_Biçem.3"/>
      <table:last-column table:style-name="Varsayılan_20_Biçem.4"/>
      <table:body table:style-name="Varsayılan_20_Biçem.9"/>
      <table:even-rows table:style-name="Varsayılan_20_Biçem.5"/>
      <table:odd-rows table:style-name="Varsayılan_20_Biçem.6"/>
      <table:even-columns table:style-name="Varsayılan_20_Biçem.7"/>
      <table:odd-columns table:style-name="Varsayılan_20_Biçem.8"/>
      <table:background table:style-name="Varsayılan_20_Biçem.10"/>
      <loext:first-row-even-column table:style-name="Varsayılan_20_Biçem.15"/>
      <loext:last-row-even-column table:style-name="Varsayılan_20_Biçem.16"/>
      <loext:first-row-end-column table:style-name="Varsayılan_20_Biçem.12"/>
      <loext:first-row-start-column table:style-name="Varsayılan_20_Biçem.11"/>
      <loext:last-row-end-column table:style-name="Varsayılan_20_Biçem.14"/>
      <loext:last-row-start-column table:style-name="Varsayılan_20_Biçem.13"/>
    </table:table-templat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>Kocaeli Üniversitesi – Mühendislik Fakültesi <text:tab/><text:tab/><text:tab/><text:tab/><text:tab/><text:tab/><text:span text:style-name="MT1">Engin Yenice</text:span></text:p>
        <text:p text:style-name="Standard">Bilgisayar Mühendisliği – Programlama Lab – II <text:tab/><text:tab/><text:tab/><text:tab/><text:tab/><text:tab/><text:span text:style-name="MT1">190201133</text:span></text:p>
        <text:p text:style-name="Standard">Gezgin Satıcı Progroblemi</text:p>
      </style:header>
      <style:footer>
        <text:p text:style-name="MP1"><text:page-number text:select-page="current">17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5-03T01:34:06.266000000</dc:date>
    <meta:editing-duration>PT1H30M1S</meta:editing-duration>
    <meta:editing-cycles>19</meta:editing-cycles>
    <meta:document-statistic meta:table-count="8" meta:image-count="0" meta:object-count="0" meta:page-count="17" meta:paragraph-count="573" meta:word-count="3455" meta:character-count="32900" meta:non-whitespace-character-count="23234"/>
  </office:meta>
</office:document-meta>
</file>